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mily-generic="swiss"/>
    <style:font-face style:name="FreeSans1" svg:font-family="FreeSans" style:font-family-generic="swiss"/>
    <style:font-face style:name="Nimbus Roman No9 L" svg:font-family="'Nimbus Roman No9 L'" style:font-family-generic="roman"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s" fo:country="SV" officeooo:rsid="002475e7" officeooo:paragraph-rsid="002475e7"/>
    </style:style>
    <style:style style:name="P2" style:family="paragraph" style:parent-style-name="Text_20_body">
      <style:paragraph-properties fo:text-align="center" style:justify-single-word="false"/>
      <style:text-properties fo:language="es" fo:country="SV" officeooo:rsid="002475e7" officeooo:paragraph-rsid="002475e7"/>
    </style:style>
    <style:style style:name="P3" style:family="paragraph" style:parent-style-name="Text_20_body">
      <style:text-properties fo:language="es" fo:country="SV" officeooo:rsid="002649ba" officeooo:paragraph-rsid="00277c80"/>
    </style:style>
    <style:style style:name="P4" style:family="paragraph" style:parent-style-name="Text_20_body">
      <style:text-properties fo:language="es" fo:country="SV" officeooo:rsid="002b04cd" officeooo:paragraph-rsid="002b04cd"/>
    </style:style>
    <style:style style:name="P5" style:family="paragraph" style:parent-style-name="Text_20_body">
      <style:text-properties fo:language="es" fo:country="SV" officeooo:rsid="002d4055" officeooo:paragraph-rsid="002d4055"/>
    </style:style>
    <style:style style:name="P6" style:family="paragraph" style:parent-style-name="Text_20_body">
      <style:text-properties fo:language="es" fo:country="SV" officeooo:rsid="002c7830" officeooo:paragraph-rsid="0033eb86"/>
    </style:style>
    <style:style style:name="P7" style:family="paragraph" style:parent-style-name="Text_20_body">
      <style:text-properties fo:language="es" fo:country="SV" officeooo:rsid="0033eb86" officeooo:paragraph-rsid="0033eb86"/>
    </style:style>
    <style:style style:name="P8" style:family="paragraph" style:parent-style-name="Text_20_body">
      <style:text-properties fo:language="es" fo:country="SV" officeooo:rsid="0034d049" officeooo:paragraph-rsid="0034d049"/>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style:text-position="0% 100%" style:font-name="DejaVu Sans" fo:language="es" fo:country="SV" officeooo:rsid="002649ba" officeooo:paragraph-rsid="002475e7"/>
    </style:style>
    <style:style style:name="P11" style:family="paragraph" style:parent-style-name="Text_20_body">
      <style:text-properties style:text-position="0% 100%" style:font-name="DejaVu Sans" fo:language="es" fo:country="SV" officeooo:rsid="002d4055" officeooo:paragraph-rsid="002d4055"/>
    </style:style>
    <style:style style:name="P12" style:family="paragraph" style:parent-style-name="Text_20_body">
      <style:paragraph-properties fo:text-align="center" style:justify-single-word="false"/>
      <style:text-properties style:text-position="0% 100%" style:font-name="DejaVu Sans" fo:language="es" fo:country="SV" officeooo:rsid="002d4055" officeooo:paragraph-rsid="002d4055"/>
    </style:style>
    <style:style style:name="P13" style:family="paragraph" style:parent-style-name="Text_20_body">
      <style:paragraph-properties fo:text-align="center" style:justify-single-word="false"/>
      <style:text-properties style:text-position="0% 100%" style:font-name="DejaVu Sans" fo:language="es" fo:country="SV" officeooo:rsid="002c7830" officeooo:paragraph-rsid="002c7830"/>
    </style:style>
    <style:style style:name="P14" style:family="paragraph" style:parent-style-name="Text_20_body">
      <style:text-properties style:text-position="0% 100%" style:font-name="DejaVu Sans" officeooo:paragraph-rsid="002e2b13"/>
    </style:style>
    <style:style style:name="P15" style:family="paragraph" style:parent-style-name="Text_20_body">
      <style:paragraph-properties fo:text-align="center" style:justify-single-word="false"/>
      <style:text-properties style:text-position="0% 100%" style:font-name="DejaVu Sans"/>
    </style:style>
    <style:style style:name="P16" style:family="paragraph" style:parent-style-name="Text_20_body">
      <style:text-properties style:text-position="0% 100%" style:font-name="DejaVu Sans" officeooo:rsid="00597b08" officeooo:paragraph-rsid="00597b08"/>
    </style:style>
    <style:style style:name="P17" style:family="paragraph" style:parent-style-name="Text_20_body">
      <style:paragraph-properties fo:text-align="center" style:justify-single-word="false"/>
      <style:text-properties style:text-position="0% 100%" style:font-name="DejaVu Sans" officeooo:rsid="00597b08" officeooo:paragraph-rsid="00597b08"/>
    </style:style>
    <style:style style:name="P18" style:family="paragraph" style:parent-style-name="Text_20_body">
      <style:text-properties officeooo:rsid="0034d049" officeooo:paragraph-rsid="0034d049"/>
    </style:style>
    <style:style style:name="P19" style:family="paragraph" style:parent-style-name="Text_20_body">
      <style:text-properties officeooo:rsid="003ca2e6" officeooo:paragraph-rsid="003ca2e6"/>
    </style:style>
    <style:style style:name="P20" style:family="paragraph" style:parent-style-name="Text_20_body">
      <style:text-properties officeooo:rsid="0058c660" officeooo:paragraph-rsid="0058c660"/>
    </style:style>
    <style:style style:name="P21" style:family="paragraph" style:parent-style-name="Text_20_body">
      <style:text-properties officeooo:paragraph-rsid="002e2b13"/>
    </style:style>
    <style:style style:name="P22" style:family="paragraph" style:parent-style-name="Text_20_body">
      <style:text-properties officeooo:rsid="0059e6eb" officeooo:paragraph-rsid="0059e6eb"/>
    </style:style>
    <style:style style:name="P23" style:family="paragraph" style:parent-style-name="Text_20_body">
      <style:text-properties officeooo:paragraph-rsid="0059e6eb"/>
    </style:style>
    <style:style style:name="P24" style:family="paragraph" style:parent-style-name="Text_20_body">
      <style:text-properties officeooo:rsid="00625d1c" officeooo:paragraph-rsid="00625d1c"/>
    </style:style>
    <style:style style:name="P25" style:family="paragraph" style:parent-style-name="Text_20_body">
      <style:text-properties officeooo:rsid="0062c786" officeooo:paragraph-rsid="0062c786"/>
    </style:style>
    <style:style style:name="P26" style:family="paragraph" style:parent-style-name="Text_20_body">
      <style:text-properties officeooo:rsid="00655093" officeooo:paragraph-rsid="00655093"/>
    </style:style>
    <style:style style:name="P27" style:family="paragraph" style:parent-style-name="Text_20_body">
      <style:paragraph-properties fo:text-align="center" style:justify-single-word="false"/>
      <style:text-properties officeooo:rsid="00655093" officeooo:paragraph-rsid="00655093"/>
    </style:style>
    <style:style style:name="P28" style:family="paragraph" style:parent-style-name="Text_20_body">
      <style:text-properties officeooo:rsid="00679215" officeooo:paragraph-rsid="00679215"/>
    </style:style>
    <style:style style:name="P29" style:family="paragraph" style:parent-style-name="Text_20_body">
      <style:text-properties officeooo:rsid="006d85e3" officeooo:paragraph-rsid="006d85e3"/>
    </style:style>
    <style:style style:name="P30" style:family="paragraph" style:parent-style-name="Text_20_body">
      <style:text-properties officeooo:rsid="007cd4b4" officeooo:paragraph-rsid="007cd4b4"/>
    </style:style>
    <style:style style:name="P31" style:family="paragraph" style:parent-style-name="Text_20_body">
      <style:text-properties officeooo:rsid="007d9521" officeooo:paragraph-rsid="007d9521"/>
    </style:style>
    <style:style style:name="P32" style:family="paragraph" style:parent-style-name="Text_20_body">
      <style:paragraph-properties fo:text-align="center" style:justify-single-word="false"/>
      <style:text-properties officeooo:rsid="007d9521" officeooo:paragraph-rsid="007d9521"/>
    </style:style>
    <style:style style:name="P33" style:family="paragraph" style:parent-style-name="Standard">
      <style:paragraph-properties fo:text-align="center" style:justify-single-word="false"/>
      <style:text-properties fo:language="es" fo:country="SV" officeooo:rsid="001f5296" officeooo:paragraph-rsid="001f5296"/>
    </style:style>
    <style:style style:name="P34" style:family="paragraph" style:parent-style-name="Text_20_body">
      <style:text-properties style:text-position="0% 100%" style:font-name="DejaVu Sans" officeooo:rsid="002e2b13" officeooo:paragraph-rsid="0059e6eb"/>
    </style:style>
    <style:style style:name="P35" style:family="paragraph" style:parent-style-name="Text_20_body">
      <style:paragraph-properties fo:text-align="center" style:justify-single-word="false"/>
      <style:text-properties style:text-position="0% 100%" style:font-name="DejaVu Sans" officeooo:rsid="002e2b13" officeooo:paragraph-rsid="0059e6eb"/>
    </style:style>
    <style:style style:name="P36" style:family="paragraph" style:parent-style-name="Text_20_body">
      <style:paragraph-properties fo:text-align="center" style:justify-single-word="false"/>
      <style:text-properties style:text-position="0% 100%" style:font-name="DejaVu Sans" officeooo:rsid="002e2b13" officeooo:paragraph-rsid="002e2b13"/>
    </style:style>
    <style:style style:name="P37" style:family="paragraph" style:parent-style-name="Text_20_body">
      <style:paragraph-properties fo:text-align="center" style:justify-single-word="false"/>
      <style:text-properties style:text-position="0% 100%" style:font-name="DejaVu Sans" officeooo:rsid="00625d1c" officeooo:paragraph-rsid="00625d1c"/>
    </style:style>
    <style:style style:name="P38" style:family="paragraph" style:parent-style-name="Text_20_body">
      <style:paragraph-properties fo:text-align="center" style:justify-single-word="false"/>
      <style:text-properties style:text-position="0% 100%" style:font-name="DejaVu Sans" officeooo:rsid="0058c660" officeooo:paragraph-rsid="0058c660"/>
    </style:style>
    <style:style style:name="P39" style:family="paragraph" style:parent-style-name="Text_20_body">
      <style:text-properties officeooo:rsid="0058c660" officeooo:paragraph-rsid="007f0fc9"/>
    </style:style>
    <style:style style:name="P40" style:family="paragraph" style:parent-style-name="Text_20_body">
      <style:text-properties officeooo:rsid="00855bee" officeooo:paragraph-rsid="00855bee"/>
    </style:style>
    <style:style style:name="P41" style:family="paragraph" style:parent-style-name="Text_20_body">
      <style:paragraph-properties fo:text-align="center" style:justify-single-word="false"/>
      <style:text-properties officeooo:rsid="00855bee" officeooo:paragraph-rsid="00855bee"/>
    </style:style>
    <style:style style:name="P42" style:family="paragraph" style:parent-style-name="Text_20_body">
      <style:text-properties officeooo:rsid="0086fb2e" officeooo:paragraph-rsid="0086fb2e"/>
    </style:style>
    <style:style style:name="P43" style:family="paragraph" style:parent-style-name="Text_20_body">
      <style:text-properties officeooo:rsid="00893c77" officeooo:paragraph-rsid="00893c77"/>
    </style:style>
    <style:style style:name="P44" style:family="paragraph" style:parent-style-name="Text_20_body">
      <style:paragraph-properties fo:text-align="center" style:justify-single-word="false"/>
      <style:text-properties officeooo:rsid="00893c77" officeooo:paragraph-rsid="00893c77"/>
    </style:style>
    <style:style style:name="P45" style:family="paragraph" style:parent-style-name="Text_20_body">
      <style:text-properties officeooo:rsid="008a2d98" officeooo:paragraph-rsid="008a2d98"/>
    </style:style>
    <style:style style:name="P46" style:family="paragraph" style:parent-style-name="Text_20_body">
      <style:text-properties officeooo:rsid="008ad018" officeooo:paragraph-rsid="008ad018"/>
    </style:style>
    <style:style style:name="P47" style:family="paragraph" style:parent-style-name="Text_20_body">
      <style:paragraph-properties fo:text-align="center" style:justify-single-word="false"/>
      <style:text-properties officeooo:rsid="008ad018" officeooo:paragraph-rsid="008ad018"/>
    </style:style>
    <style:style style:name="P48" style:family="paragraph" style:parent-style-name="Text_20_body">
      <style:text-properties officeooo:rsid="008dd1e7" officeooo:paragraph-rsid="008dd1e7"/>
    </style:style>
    <style:style style:name="P49" style:family="paragraph" style:parent-style-name="Heading_20_4">
      <style:text-properties officeooo:rsid="007f0fc9" officeooo:paragraph-rsid="007f0fc9"/>
    </style:style>
    <style:style style:name="P50" style:family="paragraph" style:parent-style-name="Footnote">
      <style:paragraph-properties fo:text-align="end" style:justify-single-word="false"/>
    </style:style>
    <style:style style:name="P51" style:family="paragraph" style:parent-style-name="Footnote">
      <style:paragraph-properties fo:text-align="end" style:justify-single-word="false"/>
      <style:text-properties officeooo:rsid="008fe555" officeooo:paragraph-rsid="008fe555"/>
    </style:style>
    <style:style style:name="T1" style:family="text">
      <style:text-properties officeooo:rsid="00215d63"/>
    </style:style>
    <style:style style:name="T2" style:family="text">
      <style:text-properties officeooo:rsid="0022a21e"/>
    </style:style>
    <style:style style:name="T3" style:family="text">
      <style:text-properties officeooo:rsid="002475e7"/>
    </style:style>
    <style:style style:name="T4" style:family="text">
      <style:text-properties style:font-name="DejaVu Sans1"/>
    </style:style>
    <style:style style:name="T5" style:family="text">
      <style:text-properties style:font-name="DejaVu Sans1" officeooo:rsid="002475e7"/>
    </style:style>
    <style:style style:name="T6" style:family="text">
      <style:text-properties style:font-name="DejaVu Sans"/>
    </style:style>
    <style:style style:name="T7" style:family="text">
      <style:text-properties style:font-name="DejaVu Sans" officeooo:rsid="002475e7"/>
    </style:style>
    <style:style style:name="T8" style:family="text">
      <style:text-properties style:font-name="DejaVu Sans" officeooo:rsid="002649ba"/>
    </style:style>
    <style:style style:name="T9" style:family="text">
      <style:text-properties style:font-name="DejaVu Sans" officeooo:rsid="002b04cd"/>
    </style:style>
    <style:style style:name="T10" style:family="text">
      <style:text-properties style:text-position="super 58%" style:font-name="DejaVu Sans"/>
    </style:style>
    <style:style style:name="T11" style:family="text">
      <style:text-properties style:text-position="0% 100%"/>
    </style:style>
    <style:style style:name="T12" style:family="text">
      <style:text-properties style:text-position="0% 100%" style:font-name="DejaVu Sans"/>
    </style:style>
    <style:style style:name="T13" style:family="text">
      <style:text-properties style:text-position="0% 100%" style:font-name="DejaVu Sans" officeooo:rsid="002649ba"/>
    </style:style>
    <style:style style:name="T14" style:family="text">
      <style:text-properties style:text-position="0% 100%" style:font-name="DejaVu Sans" officeooo:rsid="00277c80"/>
    </style:style>
    <style:style style:name="T15" style:family="text">
      <style:text-properties style:text-position="0% 100%" style:font-name="DejaVu Sans" officeooo:rsid="002c7830"/>
    </style:style>
    <style:style style:name="T16" style:family="text">
      <style:text-properties style:text-position="0% 100%" style:font-name="DejaVu Sans" fo:font-style="italic" style:font-style-asian="italic" style:font-style-complex="italic"/>
    </style:style>
    <style:style style:name="T17" style:family="text">
      <style:text-properties style:text-position="0% 100%" style:font-name="DejaVu Sans" fo:font-style="italic" fo:font-weight="bold" style:font-style-asian="italic" style:font-weight-asian="bold" style:font-style-complex="italic" style:font-weight-complex="bold"/>
    </style:style>
    <style:style style:name="T18" style:family="text">
      <style:text-properties style:text-position="0% 100%" style:font-name="DejaVu Sans" fo:font-style="italic" fo:font-weight="bold" officeooo:rsid="00637e14" style:font-style-asian="italic" style:font-weight-asian="bold" style:font-style-complex="italic" style:font-weight-complex="bold"/>
    </style:style>
    <style:style style:name="T19" style:family="text">
      <style:text-properties style:text-position="0% 100%" style:font-name="DejaVu Sans" officeooo:rsid="002da8dd"/>
    </style:style>
    <style:style style:name="T20" style:family="text">
      <style:text-properties style:text-position="0% 100%" style:font-name="DejaVu Sans" officeooo:rsid="002e2b13"/>
    </style:style>
    <style:style style:name="T21" style:family="text">
      <style:text-properties style:text-position="0% 100%" style:font-name="DejaVu Sans" officeooo:rsid="00311a0e"/>
    </style:style>
    <style:style style:name="T22" style:family="text">
      <style:text-properties style:text-position="0% 100%" style:font-name="DejaVu Sans" officeooo:rsid="0033eb86"/>
    </style:style>
    <style:style style:name="T23" style:family="text">
      <style:text-properties style:text-position="0% 100%" style:font-name="DejaVu Sans" fo:font-style="normal" style:font-style-asian="normal" style:font-style-complex="normal"/>
    </style:style>
    <style:style style:name="T24" style:family="text">
      <style:text-properties style:text-position="0% 100%" style:font-name="DejaVu Sans" fo:font-style="normal" officeooo:rsid="0033eb86" style:font-style-asian="normal" style:font-style-complex="normal"/>
    </style:style>
    <style:style style:name="T25" style:family="text">
      <style:text-properties style:text-position="0% 100%" style:font-name="DejaVu Sans" officeooo:rsid="003423b7"/>
    </style:style>
    <style:style style:name="T26" style:family="text">
      <style:text-properties style:text-position="0% 100%" style:font-name="DejaVu Sans" officeooo:rsid="00366ff0"/>
    </style:style>
    <style:style style:name="T27" style:family="text">
      <style:text-properties style:text-position="0% 100%" style:font-name="DejaVu Sans" officeooo:rsid="0036bde9"/>
    </style:style>
    <style:style style:name="T28" style:family="text">
      <style:text-properties style:text-position="0% 100%" style:font-name="DejaVu Sans" officeooo:rsid="0037e335"/>
    </style:style>
    <style:style style:name="T29" style:family="text">
      <style:text-properties style:text-position="0% 100%" style:font-name="DejaVu Sans" officeooo:rsid="0039b567"/>
    </style:style>
    <style:style style:name="T30" style:family="text">
      <style:text-properties style:text-position="0% 100%" style:font-name="DejaVu Sans" officeooo:rsid="003a7608"/>
    </style:style>
    <style:style style:name="T31" style:family="text">
      <style:text-properties style:text-position="0% 100%" style:font-name="DejaVu Sans" officeooo:rsid="003ae61d"/>
    </style:style>
    <style:style style:name="T32" style:family="text">
      <style:text-properties style:text-position="0% 100%" style:font-name="DejaVu Sans" officeooo:rsid="003e5b5b"/>
    </style:style>
    <style:style style:name="T33" style:family="text">
      <style:text-properties style:text-position="0% 100%" style:font-name="DejaVu Sans" officeooo:rsid="0040140e"/>
    </style:style>
    <style:style style:name="T34" style:family="text">
      <style:text-properties style:text-position="0% 100%" style:font-name="DejaVu Sans" officeooo:rsid="0041d943"/>
    </style:style>
    <style:style style:name="T35" style:family="text">
      <style:text-properties style:text-position="0% 100%" style:font-name="DejaVu Sans" officeooo:rsid="00450400"/>
    </style:style>
    <style:style style:name="T36" style:family="text">
      <style:text-properties style:text-position="0% 100%" style:font-name="DejaVu Sans" officeooo:rsid="0047770a"/>
    </style:style>
    <style:style style:name="T37" style:family="text">
      <style:text-properties style:text-position="0% 100%" style:font-name="DejaVu Sans" officeooo:rsid="002f29d8"/>
    </style:style>
    <style:style style:name="T38" style:family="text">
      <style:text-properties style:text-position="0% 100%" style:font-name="DejaVu Sans" officeooo:rsid="004d181b"/>
    </style:style>
    <style:style style:name="T39" style:family="text">
      <style:text-properties style:text-position="0% 100%" style:font-name="DejaVu Sans" officeooo:rsid="004edca3"/>
    </style:style>
    <style:style style:name="T40" style:family="text">
      <style:text-properties style:text-position="0% 100%" style:font-name="DejaVu Sans" officeooo:rsid="0051e8fd"/>
    </style:style>
    <style:style style:name="T41" style:family="text">
      <style:text-properties style:text-position="0% 100%" style:font-name="DejaVu Sans" officeooo:rsid="00539ae9"/>
    </style:style>
    <style:style style:name="T42" style:family="text">
      <style:text-properties style:text-position="0% 100%" style:font-name="DejaVu Sans" officeooo:rsid="0056b726"/>
    </style:style>
    <style:style style:name="T43" style:family="text">
      <style:text-properties style:text-position="0% 100%" style:font-name="DejaVu Sans" officeooo:rsid="0057cdb9"/>
    </style:style>
    <style:style style:name="T44" style:family="text">
      <style:text-properties style:text-position="0% 100%" style:font-name="DejaVu Sans" officeooo:rsid="0058c660"/>
    </style:style>
    <style:style style:name="T45" style:family="text">
      <style:text-properties style:text-position="0% 100%" style:font-name="DejaVu Sans" officeooo:rsid="00597b08"/>
    </style:style>
    <style:style style:name="T46" style:family="text">
      <style:text-properties style:text-position="0% 100%" style:font-name="DejaVu Sans" officeooo:rsid="0059e6eb"/>
    </style:style>
    <style:style style:name="T47" style:family="text">
      <style:text-properties style:text-position="0% 100%" style:font-name="DejaVu Sans" officeooo:rsid="005d7b4d"/>
    </style:style>
    <style:style style:name="T48" style:family="text">
      <style:text-properties style:text-position="0% 100%" style:font-name="DejaVu Sans" officeooo:rsid="0060c908"/>
    </style:style>
    <style:style style:name="T49" style:family="text">
      <style:text-properties style:text-position="0% 100%" style:font-name="DejaVu Sans" officeooo:rsid="00625d1c"/>
    </style:style>
    <style:style style:name="T50" style:family="text">
      <style:text-properties style:text-position="0% 100%" style:font-name="DejaVu Sans" fo:background-color="transparent" loext:char-shading-value="0"/>
    </style:style>
    <style:style style:name="T51" style:family="text">
      <style:text-properties style:text-position="0% 100%" style:font-name="DejaVu Sans" officeooo:rsid="007ac1e4"/>
    </style:style>
    <style:style style:name="T52" style:family="text">
      <style:text-properties style:text-position="0% 100%" style:font-name="DejaVu Sans" officeooo:rsid="0091d0e1"/>
    </style:style>
    <style:style style:name="T53" style:family="text">
      <style:text-properties style:text-position="0% 100%" style:font-name="DejaVu Sans" officeooo:rsid="00949f40"/>
    </style:style>
    <style:style style:name="T54" style:family="text">
      <style:text-properties style:text-position="0% 100%" style:font-name="DejaVu Sans" officeooo:rsid="009563dc"/>
    </style:style>
    <style:style style:name="T55" style:family="text">
      <style:text-properties style:text-position="0% 100%" style:font-name="DejaVu Sans1"/>
    </style:style>
    <style:style style:name="T56" style:family="text">
      <style:text-properties style:text-position="0% 100%" style:font-name="DejaVu Sans1" officeooo:rsid="00277c80"/>
    </style:style>
    <style:style style:name="T57" style:family="text">
      <style:text-properties style:text-position="0% 100%" style:font-name="DejaVu Sans1" officeooo:rsid="0037e335"/>
    </style:style>
    <style:style style:name="T58" style:family="text">
      <style:text-properties style:text-position="0% 100%" style:font-name="DejaVu Sans1" officeooo:rsid="0059e6eb"/>
    </style:style>
    <style:style style:name="T59" style:family="text">
      <style:text-properties officeooo:rsid="002649ba"/>
    </style:style>
    <style:style style:name="T60" style:family="text">
      <style:text-properties officeooo:rsid="00277c80"/>
    </style:style>
    <style:style style:name="T61" style:family="text">
      <style:text-properties officeooo:rsid="00544ce3"/>
    </style:style>
    <style:style style:name="T62" style:family="text">
      <style:text-properties officeooo:rsid="00559323"/>
    </style:style>
    <style:style style:name="T63" style:family="text">
      <style:text-properties officeooo:rsid="0049b01c"/>
    </style:style>
    <style:style style:name="T64" style:family="text">
      <style:text-properties officeooo:rsid="0059e6eb"/>
    </style:style>
    <style:style style:name="T65" style:family="text">
      <style:text-properties officeooo:rsid="0062c786"/>
    </style:style>
    <style:style style:name="T66" style:family="text">
      <style:text-properties style:text-position="sub 58%"/>
    </style:style>
    <style:style style:name="T67" style:family="text">
      <style:text-properties officeooo:rsid="0068a984"/>
    </style:style>
    <style:style style:name="T68" style:family="text">
      <style:text-properties officeooo:rsid="006a8814"/>
    </style:style>
    <style:style style:name="T69" style:family="text">
      <style:text-properties officeooo:rsid="006a8c92"/>
    </style:style>
    <style:style style:name="T70" style:family="text">
      <style:text-properties officeooo:rsid="006d3b14"/>
    </style:style>
    <style:style style:name="T71" style:family="text">
      <style:text-properties officeooo:rsid="006d85e3"/>
    </style:style>
    <style:style style:name="T72" style:family="text">
      <style:text-properties officeooo:rsid="00710112"/>
    </style:style>
    <style:style style:name="T73" style:family="text">
      <style:text-properties officeooo:rsid="007104a6"/>
    </style:style>
    <style:style style:name="T74" style:family="text">
      <style:text-properties officeooo:rsid="0074ec58"/>
    </style:style>
    <style:style style:name="T75" style:family="text">
      <style:text-properties officeooo:rsid="007586e1"/>
    </style:style>
    <style:style style:name="T76" style:family="text">
      <style:text-properties officeooo:rsid="007e15e9"/>
    </style:style>
    <style:style style:name="T77" style:family="text">
      <style:text-properties officeooo:rsid="008105a6"/>
    </style:style>
    <style:style style:name="T78" style:family="text">
      <style:text-properties officeooo:rsid="0081c07a"/>
    </style:style>
    <style:style style:name="T79" style:family="text">
      <style:text-properties officeooo:rsid="0088e9cf"/>
    </style:style>
    <style:style style:name="T80" style:family="text">
      <style:text-properties officeooo:rsid="00893c77"/>
    </style:style>
    <style:style style:name="T81" style:family="text">
      <style:text-properties officeooo:rsid="008ad018"/>
    </style:style>
    <style:style style:name="T82" style:family="text">
      <style:text-properties officeooo:rsid="008fe555"/>
    </style:style>
    <style:style style:name="T83" style:family="text">
      <style:text-properties officeooo:rsid="009027aa"/>
    </style:style>
    <style:style style:name="T84" style:family="text">
      <style:text-properties officeooo:rsid="00905671"/>
    </style:style>
    <style:style style:name="T85" style:family="text">
      <style:text-properties officeooo:rsid="0091d0e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lgoritmo de s<text:span text:style-name="T1">í</text:span>ntesis <text:span text:style-name="T1">para el método de logaritmo de seno.</text:span></text:h>
      <text:h text:style-name="Heading_20_4" text:outline-level="4"><text:span text:style-name="T1">Principio </text:span>básico.</text:h>
      <text:p text:style-name="Text_20_body"><text:span text:style-name="T1">El algoritmo empleado en el sintetizador de audio está inspirado en el usado en los chips OPL3 de Yamaha (</text:span><text:bookmark text:name="firstHeading"/>YMF262<text:span text:style-name="T2">), sin embargo se encuentra optimizado y adaptado para funcionar en los microcontroladores AVR de Arduino, empleando aritmética de punto fijo de 16 y 24 bits, así como tablas de 8 bits tanto en direcciones (256 entradas) como en valores almacenados (rango dinámico de 256 valores distintos). Esto crea un sonido de una calidad que técnicamente es baja, pero con resultados de una calidad sorprendentemente aceptable y muy superior a lo que se puede lograr mediante la función tone de Arduino.</text:span></text:p>
      <text:p text:style-name="Text_20_body">El esquema de modulación utilizado es el de modulación de amplitud (AM), el cual imita con <text:span text:style-name="T59">aceptable</text:span> fidelidad el comportamiento de los instrumentos reales, <text:span text:style-name="T60">los cuales tienden a mantener la misma frecuencia de oscilación a lo largo de las notas, pero con cambios en amplitud conforme avanza el tiempo, presentando una disminución exponencial inversa</text:span>. Este esquema de modulación se plantea mediante la siguiente ecuación:</text:p>
      <text:p text:style-name="P9"><draw:frame draw:style-name="fr1" draw:name="Object2" text:anchor-type="as-char" svg:y="-0.1807in" svg:width="1.6563in" svg:height="0.2354in" draw:z-index="1"><draw:object xlink:href="./Object 2" xlink:type="simple" xlink:show="embed" xlink:actuate="onLoad"/><draw:image xlink:href="./ObjectReplacements/Object 2" xlink:type="simple" xlink:show="embed" xlink:actuate="onLoad"/></draw:frame></text:p>
      <text:p text:style-name="Text_20_body">Donde V(t) es la tensión de salida en función del tiempo (que se corresponde directamente con la intensidad <text:span text:style-name="T3">instantánea </text:span>de la onda acústica), <text:span text:style-name="T3">A es la amplitud de la onda sinusoidal (que esta asociada al volumen o intensidad del sonido) y </text:span><text:span text:style-name="T5">ω</text:span><text:span text:style-name="T7"> es la frecuencia angular de la onda sinusoidal (que determina el tono de cada </text:span><text:span text:style-name="T9">nota</text:span><text:span text:style-name="T7">).</text:span></text:p>
      <text:p text:style-name="P1"><text:span text:style-name="T60">E</text:span>n la implementación mediante Arduino, se usarán parámetros discretizados de tiempo y amplitud, por lo que definiremos una versión discreta de la fórmula para cada una de las muestras “m”:</text:p>
      <text:p text:style-name="P2"><draw:frame draw:style-name="fr1" draw:name="Object3" text:anchor-type="as-char" svg:y="-0.1807in" svg:width="1.1in" svg:height="0.2256in" draw:z-index="2"><draw:object xlink:href="./Object 3" xlink:type="simple" xlink:show="embed" xlink:actuate="onLoad"/><draw:image xlink:href="./ObjectReplacements/Object 3" xlink:type="simple" xlink:show="embed" xlink:actuate="onLoad"/></draw:frame></text:p>
      <text:p text:style-name="P1">Donde “<text:span text:style-name="T64">a” representa la amplitud normalizada y “</text:span><text:span text:style-name="T4">α”</text:span><text:span text:style-name="T6"> representa el ángulo discreto que se emplea como argumento de la función seno. Dado que se emplean 8 bits de resolución para estos ángulos (los cual</text:span><text:span text:style-name="T8">es</text:span><text:span text:style-name="T6"> a su vez son calculados empleando aritmética de punto fijo), tenemos una gama de 2</text:span><text:span text:style-name="T10">8</text:span><text:span text:style-name="T12"> = 256 valores posibles, </text:span><text:span text:style-name="T13">determinados por la siguiente ecuación:</text:span></text:p>
      <text:p text:style-name="P10"><draw:frame draw:style-name="fr1" draw:name="Object4" text:anchor-type="as-char" svg:y="-0.2953in" svg:width="2.3354in" svg:height="0.4799in" draw:z-index="3"><draw:object xlink:href="./Object 4" xlink:type="simple" xlink:show="embed" xlink:actuate="onLoad"/><draw:image xlink:href="./ObjectReplacements/Object 4" xlink:type="simple" xlink:show="embed" xlink:actuate="onLoad"/></draw:frame></text:p>
      <text:p text:style-name="P3"><text:span text:style-name="T12">Donde “n” representa el numero de muestra (cada uno de los pasos discretos del ángulo), en una secuencia que va de 0 a 255</text:span><text:span text:style-name="T14"> </text:span><text:span text:style-name="T12">y luego comenzando desde 0 </text:span><text:soft-page-break/><text:span text:style-name="T12">nuevamente, </text:span><text:span text:style-name="T14">creando ángulos </text:span><text:span text:style-name="T53">con separación uniforme </text:span><text:span text:style-name="T14">entre 0 y 2</text:span><text:span text:style-name="T56">π</text:span><text:span text:style-name="T14"> radianes</text:span><text:span text:style-name="T12">.</text:span></text:p>
      <text:p text:style-name="P4"><text:span text:style-name="T12">La implementación directa de la modulación en amplitud requiere por tanto la multiplicación de valores de amplitud (la cual debe variarse con el tiempo) por los valores generados por la función sinusoidal, sin embargo en Arduino no se cuenta con unidad de punto flotante por hardware y esta clase de cálculos requeriría más poder del procesamiento del que se tiene a la mano, de ahí que se emplean técnicas de discretización para operar todo con números enteros, así como el empleo de tablas pre</text:span><text:span text:style-name="T54">calculadas</text:span><text:span text:style-name="T12"> </text:span><text:span text:style-name="T15">que eliminan los cálculos más complejos.</text:span></text:p>
      <text:p text:style-name="P6"><text:span text:style-name="T12">Las multiplicaciones </text:span><text:span text:style-name="T22">en sí no</text:span><text:span text:style-name="T12"> presentan un problema de rendimiento, dado que </text:span><text:span text:style-name="T22">el CPU del Arduino cuenta con una unidad de multiplicación y pueden emplearse técnicas de discretización para este fin. Sin embargo la generación de la envolvente exponencial requiere punto flotante, y es aquí donde e</text:span><text:span text:style-name="T38">ste</text:span><text:span text:style-name="T22"> algoritmo se vuelve atractivo, pues al aplicar logaritmos las multiplicaciones se convierten en sumas y la envolvente exponencial surge como consecuencia natural al ir disminuyendo (restando) los exponentes </text:span><text:span text:style-name="T39">de forma lineal</text:span><text:span text:style-name="T22">.</text:span></text:p>
      <text:p text:style-name="P7"><text:span text:style-name="T22">L</text:span><text:span text:style-name="T12">as identidades empleadas por el método se presentan a continuación:</text:span></text:p>
      <text:p text:style-name="P13"><draw:frame draw:style-name="fr1" draw:name="Object5" text:anchor-type="as-char" svg:y="-0.1972in" svg:width="3.5535in" svg:height="0.2693in" draw:z-index="4"><draw:object xlink:href="./Object 5" xlink:type="simple" xlink:show="embed" xlink:actuate="onLoad"/><draw:image xlink:href="./ObjectReplacements/Object 5" xlink:type="simple" xlink:show="embed" xlink:actuate="onLoad"/></draw:frame></text:p>
      <text:p text:style-name="P5"><text:span text:style-name="T12">Nótese que de manera intencional se elige emplear una base de logaritmo “</text:span><text:span text:style-name="T47">b” la cual </text:span><text:span text:style-name="T22">no </text:span><text:span text:style-name="T47">es </text:span><text:span text:style-name="T12">convencional </text:span><text:span text:style-name="T22">(</text:span><text:span text:style-name="T47">a diferencia de </text:span><text:span text:style-name="T12">10 o </text:span><text:span text:style-name="T16">e</text:span><text:span text:style-name="T24">)</text:span><text:span text:style-name="T12">, incluso se elige no usar la base 2 de logaritmo como en los chips OPL3 (la base 2 permite hacer corrimientos de bits para multiplicar o dividir por potencias de 2). </text:span><text:span text:style-name="T50">La necesidad de estas bases arbitrarias se abordará más adelante</text:span><text:span text:style-name="T12">.</text:span></text:p>
      <text:p text:style-name="P11">Luego, aplicando logaritmo natural a la ecuación discreta de modulación en amplitud se tiene:</text:p>
      <text:p text:style-name="P12"><draw:frame draw:style-name="fr1" draw:name="Object6" text:anchor-type="as-char" svg:y="-0.3965in" svg:width="2.7925in" svg:height="0.7591in" draw:z-index="5"><draw:object xlink:href="./Object 6" xlink:type="simple" xlink:show="embed" xlink:actuate="onLoad"/><draw:image xlink:href="./ObjectReplacements/Object 6" xlink:type="simple" xlink:show="embed" xlink:actuate="onLoad"/></draw:frame></text:p>
      <text:p text:style-name="P5"><text:span text:style-name="T12">Sin embargo debemos hacer un alto aquí, y notar que el logaritmo no está definido dentro del conjunto de los números reales para </text:span><text:span text:style-name="T25">los </text:span><text:span text:style-name="T12">valores </text:span><text:span text:style-name="T25">de 0 y números </text:span><text:span text:style-name="T12">negativos, y como se puede apreciar la función seno genera valores en el intervalo [-1, 1], por lo que se recurre a un </text:span><text:span text:style-name="T19">artificio</text:span><text:span text:style-name="T12"> que consiste en generar solamente valores positivos para la función seno aplicando valor absoluto. </text:span><text:span text:style-name="T40">Esto causará una pérdida del signo, pero</text:span><text:span text:style-name="T12"> más adelante </text:span><text:span text:style-name="T40">se </text:span><text:span text:style-name="T12">ha</text:span><text:span text:style-name="T41">rá</text:span><text:span text:style-name="T12"> un ajuste de signo cuando se evalúe la función exponencial.</text:span></text:p>
      <text:p text:style-name="P8"><text:span text:style-name="T12">En el caso del cero, se opta por usar un artificio que consiste en hacer un sutil y a la vez conveniente corrimiento de fase, el cual evita que la función seno devuelva </text:span><text:soft-page-break/><text:span text:style-name="T12">cero. Este artificio consiste en mover la fase del argumento medio conteo a la derecha, es decir, sumar 0.5 al valor de n, </text:span><text:span text:style-name="T29">de manera que </text:span><text:span text:style-name="T31">jamás</text:span><text:span text:style-name="T28"> se generan de forma exacta los </text:span><text:span text:style-name="T30">ángulos</text:span><text:span text:style-name="T28"> 0 y </text:span><text:span text:style-name="T57">π</text:span><text:span text:style-name="T12">:</text:span></text:p>
      <text:p text:style-name="P15"><draw:frame draw:style-name="fr1" draw:name="Object8" text:anchor-type="as-char" svg:y="-0.2957in" svg:width="2.539in" svg:height="0.4811in" draw:z-index="6"><draw:object xlink:href="./Object 8" xlink:type="simple" xlink:show="embed" xlink:actuate="onLoad"/><draw:image xlink:href="./ObjectReplacements/Object 8" xlink:type="simple" xlink:show="embed" xlink:actuate="onLoad"/><svg:desc>formula</svg:desc></draw:frame></text:p>
      <text:p text:style-name="P18"><text:span text:style-name="T12">N</text:span><text:span text:style-name="T26">ó</text:span><text:span text:style-name="T12">tese que este corrimiento genera cruces por cero que son simétricos (la muestra antes del cero dista la misma amplitud que la muestra después del cero), <text:s/>consiguiendo que el ajuste de signo posterior produzca cruces consistentes que no gener</text:span><text:span text:style-name="T27">a</text:span><text:span text:style-name="T12">n distorsión.</text:span></text:p>
      <text:p text:style-name="P19"><text:span text:style-name="T12">No está demás aclarar que se evita generar una tabla de ¼ de ciclo (ángulo de 0 a </text:span><text:span text:style-name="T55">π</text:span><text:span text:style-name="T12">/2) como se hace en el chip OPL3 porque en Arduino reflejar la tabla implica contar hacia atrás cada </text:span><text:span text:style-name="T32">dos cuartos</text:span><text:span text:style-name="T12"> de ciclo, lo cual no se puede implementar </text:span><text:span text:style-name="T33">eficientemente </text:span><text:span text:style-name="T35">porque se usan cálculos de punto fijo para hacer el remuestreo</text:span><text:span text:style-name="T33">. </text:span><text:span text:style-name="T34">Lamentablemente con esto se pierden 2 bit de resolución efectiva que de otra forma podrían ayudar a mejorar la calidad de audio</text:span><text:span text:style-name="T12">.</text:span></text:p>
      <text:p text:style-name="P11">Luego, reescribiendo con valores absolutos y tomando en cuenta que la amplitud “a” sólo puede ser positiva:</text:p>
      <text:p text:style-name="P12"><draw:frame draw:style-name="fr1" draw:name="Object7" text:anchor-type="as-char" svg:y="-0.7228in" svg:width="2.8819in" svg:height="1.3508in" draw:z-index="7"><draw:object xlink:href="./Object 7" xlink:type="simple" xlink:show="embed" xlink:actuate="onLoad"/><draw:image xlink:href="./ObjectReplacements/Object 7" xlink:type="simple" xlink:show="embed" xlink:actuate="onLoad"/></draw:frame></text:p>
      <text:p text:style-name="P14">Esto permite una implementación de la ecuación que <text:span text:style-name="T61">se puede </text:span>optimiza<text:span text:style-name="T61">r</text:span> mediante tablas. En este caso se implementan 2 tablas, una que evalúe el término del logaritmo del seno y otra que evalué la función exponencial, <text:span text:style-name="T62">ambas con</text:span> base “b”.</text:p>
      <text:p text:style-name="P21"><text:span text:style-name="T12">El término </text:span><text:span text:style-name="T19">del logaritmo de “a” puede ser ajustado de escala en forma arbitraria, siempre que “</text:span><text:span text:style-name="T21">a” </text:span><text:span text:style-name="T19">se mantenga en el intervalo de ]0, 1] (para evitar el cero </text:span><text:span text:style-name="T20">dentro d</text:span><text:span text:style-name="T19">el logaritmo), de tal forma que se </text:span><text:span text:style-name="T36">emplean </text:span><text:span text:style-name="T19">números enteros </text:span><text:span text:style-name="T20">directa</text:span><text:span text:style-name="T36">mente,</text:span><text:span text:style-name="T19"> </text:span><text:span text:style-name="T20">evitando así una tabla de logaritmos para este factor. </text:span><text:span text:style-name="T42">D</text:span><text:span text:style-name="T20">ado que la progresión </text:span><text:span text:style-name="T43">de</text:span><text:span text:style-name="T46">l logaritmo de</text:span><text:span text:style-name="T43"> “a” </text:span><text:span text:style-name="T48">será</text:span><text:span text:style-name="T20"> lineal,</text:span><text:span text:style-name="T43"> tras ser </text:span><text:span text:style-name="T20">aplicada a una función exponencial se cons</text:span><text:span text:style-name="T48">e</text:span><text:span text:style-name="T20">gu</text:span><text:span text:style-name="T48">irá</text:span><text:span text:style-name="T20"> una envolvente amortiguada muy característica de los sistemas resonantes, dando una atenuación “natural” a los sonidos generados.</text:span></text:p>
      <text:p text:style-name="P34"/>
      <text:p text:style-name="P34"/>
      <text:p text:style-name="P23"><text:soft-page-break/><text:span text:style-name="T46">De ahora en adelante, nos referiremos a este logaritmo como “</text:span><text:span text:style-name="T58">σ</text:span><text:span text:style-name="T46">“ o factor de atenuación:</text:span></text:p>
      <text:p text:style-name="P35"><draw:frame draw:style-name="fr1" draw:name="Object12" text:anchor-type="as-char" svg:y="-0.1807in" svg:width="0.8929in" svg:height="0.2575in" draw:z-index="8"><draw:object xlink:href="./Object 12" xlink:type="simple" xlink:show="embed" xlink:actuate="onLoad"/><draw:image xlink:href="./ObjectReplacements/Object 12" xlink:type="simple" xlink:show="embed" xlink:actuate="onLoad"/></draw:frame></text:p>
      <text:p text:style-name="P22"><text:span text:style-name="T12">Asimismo, definiremos con la letra “p” </text:span><text:span text:style-name="T49">a </text:span><text:span text:style-name="T12">la potencia </text:span><text:span text:style-name="T49">a la que se elevará la base:</text:span></text:p>
      <text:p text:style-name="P36"><draw:frame draw:style-name="fr1" draw:name="Object11" text:anchor-type="as-char" svg:y="-0.2791in" svg:width="2.0075in" svg:height="0.5252in" draw:z-index="11"><draw:object xlink:href="./Object 11" xlink:type="simple" xlink:show="embed" xlink:actuate="onLoad"/><draw:image xlink:href="./ObjectReplacements/Object 11" xlink:type="simple" xlink:show="embed" xlink:actuate="onLoad"/></draw:frame></text:p>
      <text:p text:style-name="P24"><text:span text:style-name="T20">L</text:span><text:span text:style-name="T12">uego, la ecuación de potencia quedará así:</text:span></text:p>
      <text:p text:style-name="P37"><draw:frame draw:style-name="fr1" draw:name="Object13" text:anchor-type="as-char" svg:y="-0.2925in" svg:width="1.3764in" svg:height="0.5201in" draw:z-index="12"><draw:object xlink:href="./Object 13" xlink:type="simple" xlink:show="embed" xlink:actuate="onLoad"/><draw:image xlink:href="./ObjectReplacements/Object 13" xlink:type="simple" xlink:show="embed" xlink:actuate="onLoad"/></draw:frame></text:p>
      <text:h text:style-name="Heading_20_3" text:outline-level="3"><text:span text:style-name="T52">Cálculo</text:span><text:span text:style-name="T44"> y n</text:span><text:span text:style-name="T12">ormalización de los </text:span><text:span text:style-name="T44">valores de </text:span><text:span text:style-name="T51">las </text:span><text:span text:style-name="T44">tablas</text:span><text:span text:style-name="T12">.</text:span></text:h>
      <text:h text:style-name="P49" text:outline-level="4"><text:span text:style-name="T37">T</text:span><text:span text:style-name="T12">abla exponencial.</text:span></text:h>
      <text:p text:style-name="P20"><text:span text:style-name="T37">U</text:span><text:span text:style-name="T12">na aproximación usada en el chip OPL3 consiste en cambiar los signos de los exponentes para causar atenuaciones (valores menores que 1) en vez de amplificaciones. Esta inversión de signo puede hacerse innecesaria para nuestro caso, empleando la siguiente reducción:</text:span></text:p>
      <text:p text:style-name="P38"><draw:frame draw:style-name="fr1" draw:name="Object9" text:anchor-type="as-char" svg:y="-0.3201in" svg:width="2.9638in" svg:height="0.5299in" draw:z-index="9"><draw:object xlink:href="./Object 9" xlink:type="simple" xlink:show="embed" xlink:actuate="onLoad"/><draw:image xlink:href="./ObjectReplacements/Object 9" xlink:type="simple" xlink:show="embed" xlink:actuate="onLoad"/></draw:frame></text:p>
      <text:p text:style-name="P39"><text:span text:style-name="T12">Como puede verse, al emplear un recíproco como base se obtiene el mismo comportamiento de atenuación que si el exponente fuera negativo. Por tanto, en nuestro caso </text:span><text:span text:style-name="T45">simplemente </text:span><text:span text:style-name="T12">emplearemos </text:span><text:span text:style-name="T45">una base inferior a la unidad.</text:span></text:p>
      <text:p text:style-name="P25"><text:span text:style-name="T45">L</text:span><text:span text:style-name="T12">o anterior significa que no cambiaremos los signos de los exponentes, ya que gracias a esta propiedad podemos mantenerlos siempre positivos. Asimismo, implica que para causar atenuaciones en la amplitud simplemente iremos </text:span><text:span text:style-name="T17">incrementando </text:span><text:span text:style-name="T18">de forma positiva</text:span><text:span text:style-name="T23"> </text:span><text:span text:style-name="T12">los exponentes.</text:span></text:p>
      <text:p text:style-name="P16"><text:span text:style-name="T63">L</text:span>uego viene el problema de normalizar la amplitud de la tabla exponencial al máximo valor deseado. Esto es extremadamente simple de lograr con la función exponencial, <text:span text:style-name="T65">dado que el valor máximo se puede generar al elevar la base a la potencia cero, independientemente de la base empleada</text:span>:</text:p>
      <text:p text:style-name="P17"><draw:frame draw:style-name="fr1" draw:name="Object10" text:anchor-type="as-char" svg:y="-0.2047in" svg:width="2.278in" svg:height="0.2827in" draw:z-index="10"><draw:object xlink:href="./Object 10" xlink:type="simple" xlink:show="embed" xlink:actuate="onLoad"/><draw:image xlink:href="./ObjectReplacements/Object 10" xlink:type="simple" xlink:show="embed" xlink:actuate="onLoad"/></draw:frame></text:p>
      <text:p text:style-name="P28">Donde “a<text:span text:style-name="T66">norm</text:span><text:span text:style-name="T11">”</text:span> es la amplitud normalizada que es igual a l<text:span text:style-name="T67">a</text:span> <text:span text:style-name="T67">amplitud </text:span>pico de la<text:span text:style-name="T67">s</text:span> muestra<text:span text:style-name="T67">s</text:span>.</text:p>
      <text:p text:style-name="P26"><text:soft-page-break/>Dado que la <text:span text:style-name="T68">salida de la </text:span>tabla de función exponencial es de 8 bits, el rango de salida puede estar entre 0 y 255, sin embargo se elige no usar estos límites y reducirlos, dado que debe <text:span text:style-name="T69">reservarse</text:span> algo de rango dinámico para la mezcla de voces (caso contrario podría ocurrir <text:span text:style-name="T78">desbordamiento en</text:span> la salida, lo cual crea <text:s/>distorsi<text:span text:style-name="T77">o</text:span>n<text:span text:style-name="T77">es</text:span> desagradable<text:span text:style-name="T77">s</text:span>).</text:p>
      <text:p text:style-name="P26">Por la forma en que se configura el timer del Arduino se obtienen 9 bits de resolución efectiva, los cuales permiten generar valores con signo que van de -256 a +255. Con esto en mente se elige una amplitud máxima de 63, que en teoría permite mezclar hasta 4 canales (±63*4 = ±252). Luego:</text:p>
      <text:p text:style-name="P27"><draw:frame draw:style-name="fr1" draw:name="Object14" text:anchor-type="as-char" svg:y="-0.2047in" svg:width="2.2035in" svg:height="0.2819in" draw:z-index="13"><draw:object xlink:href="./Object 14" xlink:type="simple" xlink:show="embed" xlink:actuate="onLoad"/><draw:image xlink:href="./ObjectReplacements/Object 14" xlink:type="simple" xlink:show="embed" xlink:actuate="onLoad"/></draw:frame></text:p>
      <text:p text:style-name="P26">No está demás señalar que en la práctica sólo fue posible mezclar 3 canales, limitados por la velocidad de procesador del Arduino.</text:p>
      <text:p text:style-name="P26">El siguiente problema que surge es el de generar la atenuación máxima; esto deberá ocurrir para el máximo valor que puede introducirse como entrada de la tabla exponencial <text:span text:style-name="T73">y</text:span> <text:span text:style-name="T73">d</text:span>ado que la <text:span text:style-name="T70">entrada de la </text:span>tabla es de 8 bit, <text:span text:style-name="T72">la posición máxima es p = 255. E</text:span>s de esperar que <text:span text:style-name="T72">esta última posición contenga un cero (para atenuar totalmente la amplitud)</text:span>, sin embargo una propiedad fundamental de las funciones exponenciales es que jamás pueden generar el valor <text:span text:style-name="T74">de </text:span>0, dado que implicaría elevar a una potencia infinita. Esto se solventa mediante un artificio de redondeo, dado que si bien el valor de |m| va siempre en decremento, deberá llegar eventualmente a ser menor que 0.5, <text:span text:style-name="T71">lo cual causaría que |m| se redondee hacia abajo, convirtiéndose en 0.</text:span></text:p>
      <text:p text:style-name="P29">Por tanto, la base de la potencia se ajusta de tal forma que justo en la última posición de la tabla (p = 255) se genere un valor de 0.5. Si se excede el límite de la tabla (p &gt; 255) simplemente se hace |m| igual a cero, ya que de todas formas serán valores menores a 0.5 y se convertirían a 0 por redondeo. <text:span text:style-name="T75">No está demás señalar que valores de p mayores a 255 son normales en la realización del algoritmo y son manejados de esta forma.</text:span></text:p>
      <text:p text:style-name="P30">Luego, despejando para la base:</text:p>
      <text:p text:style-name="P33"><draw:frame draw:style-name="fr1" draw:name="Object1" text:anchor-type="as-char" svg:y="-0.9965in" svg:width="2.5043in" svg:height="1.8598in" draw:z-index="0"><draw:object xlink:href="./Object 1" xlink:type="simple" xlink:show="embed" xlink:actuate="onLoad"/><draw:image xlink:href="./ObjectReplacements/Object 1" xlink:type="simple" xlink:show="embed" xlink:actuate="onLoad"/></draw:frame></text:p>
      <text:p text:style-name="P31"><text:soft-page-break/></text:p>
      <text:p text:style-name="P31">Ya con la base obtenida, se puede escribir la expresión para la tabla exponencial:</text:p>
      <text:p text:style-name="P32"><draw:frame draw:style-name="fr1" draw:name="Object15" text:anchor-type="as-char" svg:y="-0.2055in" svg:width="3.6902in" svg:height="0.261in" draw:z-index="14"><draw:object xlink:href="./Object 15" xlink:type="simple" xlink:show="embed" xlink:actuate="onLoad"/><draw:image xlink:href="./ObjectReplacements/Object 15" xlink:type="simple" xlink:show="embed" xlink:actuate="onLoad"/></draw:frame></text:p>
      <text:p text:style-name="P31"><text:span text:style-name="T76">Cabe aclarar </text:span>que los valores de |m| deberán ser redondeados al entero más cercano para que puedan ser almacenados en una tabla de enteros de 8 bits.</text:p>
      <text:h text:style-name="P49" text:outline-level="4">Tabla de logaritmo de seno.</text:h>
      <text:p text:style-name="P40">El proceso de normalización para la tabla de logaritmo de seno se vuelve trivial, ya que la base se ha elegido cuidadosamente de tal forma que genere toda la gama de valores que abarca el rango dinámico de amplitud, incluidos aquellos valores entre 0.5 y 1 pasos de conteo (los cuales son redondeados hacia 1). Si bien esta tabla no genera el valor de 0, genera un valor mínimo, el cual podemos calcular de esta forma:</text:p>
      <text:p text:style-name="P41"><draw:frame draw:style-name="fr2" draw:name="Object16" text:anchor-type="as-char" svg:y="-0.4146in" svg:width="2.6154in" svg:height="0.7957in" draw:z-index="15"><draw:object xlink:href="./Object 16" xlink:type="simple" xlink:show="embed" xlink:actuate="onLoad"/><draw:image xlink:href="./ObjectReplacements/Object 16" xlink:type="simple" xlink:show="embed" xlink:actuate="onLoad"/></draw:frame></text:p>
      <text:p text:style-name="P40">Al normalizar este valor a una amplitud de 63, llegamos a la siguiente conclusión:</text:p>
      <text:p text:style-name="P41"><draw:frame draw:style-name="fr2" draw:name="Object17" text:anchor-type="as-char" svg:y="-0.1807in" svg:width="3.9862in" svg:height="0.2354in" draw:z-index="16"><draw:object xlink:href="./Object 17" xlink:type="simple" xlink:show="embed" xlink:actuate="onLoad"/><draw:image xlink:href="./ObjectReplacements/Object 17" xlink:type="simple" xlink:show="embed" xlink:actuate="onLoad"/></draw:frame></text:p>
      <text:p text:style-name="P40">Como puede verse, el valor se encuentra por arriba de 0.5 pasos de conteo, lo cual implica que el logaritmo de este valor no excederá el límite superior de la tabla. Lo cual se comprueba al aplicar el logaritmo:</text:p>
      <text:p text:style-name="P41"><draw:frame draw:style-name="fr2" draw:name="Object18" text:anchor-type="as-char" svg:y="-0.3047in" svg:width="4.961in" svg:height="0.4984in" draw:z-index="17"><draw:object xlink:href="./Object 18" xlink:type="simple" xlink:show="embed" xlink:actuate="onLoad"/><draw:image xlink:href="./ObjectReplacements/Object 18" xlink:type="simple" xlink:show="embed" xlink:actuate="onLoad"/></draw:frame></text:p>
      <text:p text:style-name="P42">Este valor 232 se encuentra muy próximo al máximo de 255 <text:span text:style-name="T80">y no lo excede</text:span>, lo cual resulta idóneo puesto que se aprovecha muy bien el rango dinámico de entrada de la tabla exponencial. Si esto no hubiera sido así y el valor excediera el límite de entrada de la tabla exponencial la solución hubiera sido simple: se almacena en la tabla <text:span text:style-name="T79">de logaritmo de seno </text:span>el valor de 255 <text:span text:style-name="T79">(se recorta) </text:span>y se ajusta la base de la tabla exponencial para que <text:span text:style-name="T79">su última </text:span>posición contenga un cero <text:span text:style-name="T79">por redondeo (aplicando una raíz con índice 254 en vez de 255)</text:span>.</text:p>
      <text:p text:style-name="P43">Es importante señalar que no se debe ajustar el rango dinámico de esta tabla aplicando un factor de escalamiento (como por ejemplo 255/232). Esto causaría efectivamente un cambio en la base del logaritmo, por causa de la siguiente propiedad:</text:p>
      <text:p text:style-name="P44"><text:soft-page-break/><draw:frame draw:style-name="fr2" draw:name="Object19" text:anchor-type="as-char" svg:y="-0.989in" svg:width="3.1571in" svg:height="1.9673in" draw:z-index="18"><draw:object xlink:href="./Object 19" xlink:type="simple" xlink:show="embed" xlink:actuate="onLoad"/><draw:image xlink:href="./ObjectReplacements/Object 19" xlink:type="simple" xlink:show="embed" xlink:actuate="onLoad"/></draw:frame></text:p>
      <text:p text:style-name="P45">Como puede verse, aplicar un factor de corrección “x” equivale a cambiar la base por la raíz de índice “x” de la base original. Esto causa distorsiones a la onda sinusoidal, introduciendo armónicos no deseados.</text:p>
      <text:p text:style-name="P45">Por otra parte, los valores máximos de la función seno tienden a uno (aunque no exactamente por el factor 0.5 que se suma a n); es de esperar que al aplicar el logaritmo a estos valores se aproximen a cero, creando amplitudes máximas al aplicar la tabla exponencia<text:span text:style-name="T81">l</text:span>. Esto ocurre de forma natural y sin necesidad de <text:span text:style-name="T81"><text:s/></text:span>ajuste <text:span text:style-name="T81">alguno</text:span>.</text:p>
      <text:p text:style-name="P46">Por las razones mencionadas con anterioridad, se concluye que la tabla de logaritmo de seno se construye de forma normalizada con tan sólo aplicar la base de logaritmo calculada para la tabla exponencial y sin aplicar factores de corrección. Quedando de la siguiente forma <text:span text:style-name="T85">(también se deben redondear los valores obtenidos)</text:span>:</text:p>
      <text:p text:style-name="P47"><draw:frame draw:style-name="fr2" draw:name="Object20" text:anchor-type="as-char" svg:y="-0.5154in" svg:width="3.9083in" svg:height="0.6819in" draw:z-index="19"><draw:object xlink:href="./Object 20" xlink:type="simple" xlink:show="embed" xlink:actuate="onLoad"/><draw:image xlink:href="./ObjectReplacements/Object 20" xlink:type="simple" xlink:show="embed" xlink:actuate="onLoad"/></draw:frame></text:p>
      <text:p text:style-name="P48">Finalmente, se invita al lector <text:span text:style-name="T84">a </text:span>que consulte la tabla adjunta (en formato de LibreOffice Calc) con todos los valores de las tablas así como una prueba del algoritmo donde se puede variar manualmente la amplitud de la onda generada. <text:span text:style-name="T83">El programa completo se encuentra detallado y comentado en el sketch de Arduino, en el archivo de código fuente llamado sintesis-log-sen.ino.</text:span></text:p>
      <text:p text:style-name="P48"/>
      <text:p text:style-name="P48"/>
      <text:p text:style-name="P48"/>
      <text:p text:style-name="P50">Autor: Joksan Alvarado.</text:p>
      <text:p text:style-name="P50">Repositorio git: www.github.com/joksan/sintetizador-arduino</text:p>
      <text:p text:style-name="P50">Liberado bajo licencia <text:span text:style-name="T82">C</text:span>reative <text:span text:style-name="T82">C</text:span>ommons Reconocimiento-Compartir Igual 4.0</text:p>
      <text:p text:style-name="P51">http://creativecommons.org/licenses/by-sa/4.0/deed.es_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adornments="Book" style:font-family-generic="swiss"/>
    <style:font-face style:name="FreeSans1" svg:font-family="FreeSans" style:font-family-generic="swiss"/>
    <style:font-face style:name="Nimbus Roman No9 L" svg:font-family="'Nimbus Roman No9 L'" style:font-family-generic="roman"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S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S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auto-update="true"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DejaVu Sans2" fo:font-family="'DejaVu Sans'"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DejaVu Sans2" fo:font-family="'DejaVu Sans'" style:font-style-name="Bold" style:font-family-generic="swiss" style:font-pitch="variable" fo:font-size="101%" fo:font-weight="bold" style:font-size-asian="101%" style:font-weight-asian="bold" style:font-size-complex="101%" style:font-weight-complex="60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DejaVu Sans" fo:font-family="'DejaVu Sans'" style:font-style-name="Book" style:font-family-generic="swiss" style:font-pitch="variable" fo:font-size="95%" fo:font-style="normal" style:text-underline-style="solid" style:text-underline-width="auto" style:text-underline-color="font-color" fo:font-weight="normal" style:font-size-asian="95%" style:font-style-asian="italic" style:font-weight-asian="bold" style:font-size-complex="95%" style:font-style-complex="italic" style:font-weight-complex="normal"/>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9:49:03.206137709</meta:creation-date>
    <dc:date>2016-01-28T10:57:26.310298813</dc:date>
    <meta:editing-duration>PT6H7M57S</meta:editing-duration>
    <meta:editing-cycles>106</meta:editing-cycles>
    <meta:generator>LibreOffice/4.4.3.2$Linux_x86 LibreOffice_project/40m0$Build-2</meta:generator>
    <meta:document-statistic meta:table-count="0" meta:image-count="0" meta:object-count="20" meta:page-count="7" meta:paragraph-count="72" meta:word-count="2159" meta:character-count="12791" meta:non-whitespace-character-count="10681"/>
  </office:meta>
</office:document-meta>
</file>

<file path=Object 1/content.xml><?xml version="1.0" encoding="utf-8"?>
<math xmlns="http://www.w3.org/1998/Math/MathML" display="block">
  <semantics>
    <mtable>
      <mtr>
        <mtd columnalign="right">
          <mrow>
            <mo fence="true" stretchy="true">|</mo>
            <mrow>
              <msub>
                <mi>m</mi>
                <mi mathvariant="italic">min</mi>
              </msub>
            </mrow>
            <mo fence="true" stretchy="true">|</mo>
          </mrow>
        </mtd>
        <mtd>
          <mrow>
            <mrow/>
            <mo stretchy="false">=</mo>
            <mrow/>
          </mrow>
        </mtd>
        <mtd columnalign="left">
          <mrow>
            <msub>
              <mi>a</mi>
              <mi mathvariant="italic">norm</mi>
            </msub>
            <mo stretchy="false">⋅</mo>
            <msup>
              <mi>b</mi>
              <msub>
                <mi>p</mi>
                <mi mathvariant="italic">max</mi>
              </msub>
            </msup>
          </mrow>
        </mtd>
      </mtr>
      <mtr>
        <mtd columnalign="right">
          <mn>0.5</mn>
        </mtd>
        <mtd>
          <mrow>
            <mrow/>
            <mo stretchy="false">=</mo>
            <mrow/>
          </mrow>
        </mtd>
        <mtd columnalign="left">
          <mrow>
            <mn>63</mn>
            <msup>
              <mi>b</mi>
              <mn>255</mn>
            </msup>
          </mrow>
        </mtd>
      </mtr>
      <mtr>
        <mtd columnalign="right">
          <mfrac>
            <mn>0.5</mn>
            <mn>63</mn>
          </mfrac>
        </mtd>
        <mtd>
          <mrow>
            <mrow/>
            <mo stretchy="false">=</mo>
            <mrow/>
          </mrow>
        </mtd>
        <mtd columnalign="left">
          <msup>
            <mi>b</mi>
            <mn>255</mn>
          </msup>
        </mtd>
      </mtr>
      <mtr>
        <mtd>
          <mroot>
            <mfrac>
              <mn>0.5</mn>
              <mn>63</mn>
            </mfrac>
            <mn>255</mn>
          </mroot>
        </mtd>
        <mtd>
          <mrow>
            <mrow/>
            <mo stretchy="false">=</mo>
            <mrow/>
          </mrow>
        </mtd>
        <mtd columnalign="left">
          <mi>b</mi>
        </mtd>
      </mtr>
      <mtr>
        <mtd columnalign="right">
          <mi>b</mi>
        </mtd>
        <mtd>
          <mrow>
            <mrow/>
            <mo stretchy="false">=</mo>
            <mrow/>
          </mrow>
        </mtd>
        <mtd columnalign="left">
          <mn>0.981212908</mn>
        </mtd>
      </mtr>
    </mtable>
    <annotation encoding="StarMath 5.0">matrix{ alignr abs m_min # {}={} #
          alignl a_norm cdot b^{p_max} ##
        alignr 0.5 # {}={} #
          alignl 63b^255 ##
        alignr 0.5 over 63 # {}={} #
          alignl b^255 ##
        nroot {255}{0.5 over 63} # {}={} #
          alignl b ##
        alignr b # {}={} #
       	  alignl 0.981212908 }</annotation>
  </semantics>
</math>
</file>

<file path=Object 10/content.xml><?xml version="1.0" encoding="utf-8"?>
<math xmlns="http://www.w3.org/1998/Math/MathML" display="block">
  <semantics>
    <mrow>
      <mrow>
        <mn>1</mn>
        <mo stretchy="false">=</mo>
        <msup>
          <mi>b</mi>
          <mn>0</mn>
        </msup>
      </mrow>
      <mspace width="2em"/>
      <mo stretchy="false">→</mo>
      <mspace width="2em"/>
      <mrow>
        <mrow>
          <mo fence="true" stretchy="true">|</mo>
          <mrow>
            <msub>
              <mi>m</mi>
              <mi mathvariant="italic">max</mi>
            </msub>
          </mrow>
          <mo fence="true" stretchy="true">|</mo>
        </mrow>
        <mo stretchy="false">=</mo>
        <mrow>
          <msub>
            <mi>a</mi>
            <mi mathvariant="italic">norm</mi>
          </msub>
          <mo stretchy="false">⋅</mo>
          <msup>
            <mi>b</mi>
            <mn>0</mn>
          </msup>
        </mrow>
      </mrow>
    </mrow>
    <annotation encoding="StarMath 5.0">1 = b^0 ~ rightarrow ~ abs m_max = a_norm cdot b ^ 0</annotation>
  </semantics>
</math>
</file>

<file path=Object 11/content.xml><?xml version="1.0" encoding="utf-8"?>
<math xmlns="http://www.w3.org/1998/Math/MathML" display="block">
  <semantics>
    <mtable>
      <mtr>
        <mtd columnalign="left">
          <mrow>
            <mrow>
              <mi>p</mi>
              <mo stretchy="false">=</mo>
              <msub>
                <mi>log</mi>
                <mi>b</mi>
              </msub>
            </mrow>
            <mrow>
              <mi>a</mi>
              <mo stretchy="false">+</mo>
              <msub>
                <mi>log</mi>
                <mi>b</mi>
              </msub>
            </mrow>
            <mrow>
              <mo fence="true" stretchy="true">|</mo>
              <mrow>
                <mrow>
                  <mi mathvariant="italic">sen</mi>
                  <mi mathvariant="normal">α</mi>
                </mrow>
              </mrow>
              <mo fence="true" stretchy="true">|</mo>
            </mrow>
          </mrow>
        </mtd>
      </mtr>
      <mtr>
        <mtd columnalign="left">
          <mrow>
            <mrow>
              <mi>p</mi>
              <mo stretchy="false">=</mo>
              <mrow>
                <mi mathvariant="normal">σ</mi>
                <mo stretchy="false">+</mo>
                <msub>
                  <mi>log</mi>
                  <mi>b</mi>
                </msub>
              </mrow>
            </mrow>
            <mrow>
              <mo fence="true" stretchy="true">|</mo>
              <mrow>
                <mrow>
                  <mi mathvariant="italic">sen</mi>
                  <mi mathvariant="normal">α</mi>
                </mrow>
              </mrow>
              <mo fence="true" stretchy="true">|</mo>
            </mrow>
          </mrow>
        </mtd>
      </mtr>
    </mtable>
    <annotation encoding="StarMath 5.0">alignl p = log_b a + log_b abs { sen %alpha } newline
alignl p = %sigma + log_b abs { sen %alpha }</annotation>
  </semantics>
</math>
</file>

<file path=Object 12/content.xml><?xml version="1.0" encoding="utf-8"?>
<math xmlns="http://www.w3.org/1998/Math/MathML" display="block">
  <semantics>
    <mrow>
      <mrow>
        <mi mathvariant="normal">σ</mi>
        <mo stretchy="false">=</mo>
        <msub>
          <mi>log</mi>
          <mi>b</mi>
        </msub>
      </mrow>
      <mi>a</mi>
    </mrow>
    <annotation encoding="StarMath 5.0">%sigma = log_b a</annotation>
  </semantics>
</math>
</file>

<file path=Object 13/content.xml><?xml version="1.0" encoding="utf-8"?>
<math xmlns="http://www.w3.org/1998/Math/MathML" display="block">
  <semantics>
    <mtable>
      <mtr>
        <mtd columnalign="left">
          <mrow>
            <mrow>
              <mo fence="true" stretchy="true">|</mo>
              <mrow>
                <mi>m</mi>
              </mrow>
              <mo fence="true" stretchy="true">|</mo>
            </mrow>
            <mo stretchy="false">=</mo>
            <msup>
              <mi>b</mi>
              <mrow>
                <mrow>
                  <mi mathvariant="normal">σ</mi>
                  <mo stretchy="false">+</mo>
                  <msub>
                    <mi>log</mi>
                    <mi>b</mi>
                  </msub>
                </mrow>
                <mrow>
                  <mo fence="true" stretchy="true">|</mo>
                  <mrow>
                    <mrow>
                      <mi mathvariant="italic">sen</mi>
                      <mi mathvariant="normal">α</mi>
                    </mrow>
                  </mrow>
                  <mo fence="true" stretchy="true">|</mo>
                </mrow>
              </mrow>
            </msup>
          </mrow>
        </mtd>
      </mtr>
      <mtr>
        <mtd columnalign="left">
          <mrow>
            <mrow>
              <mo fence="true" stretchy="true">|</mo>
              <mrow>
                <mi>m</mi>
              </mrow>
              <mo fence="true" stretchy="true">|</mo>
            </mrow>
            <mo stretchy="false">=</mo>
            <msup>
              <mi>b</mi>
              <mi>p</mi>
            </msup>
          </mrow>
        </mtd>
      </mtr>
    </mtable>
    <annotation encoding="StarMath 5.0">alignl abs m = b ^ { %sigma + log_b abs {sen %alpha } } newline
alignl abs m = b ^ p</annotation>
  </semantics>
</math>
</file>

<file path=Object 14/content.xml><?xml version="1.0" encoding="utf-8"?>
<math xmlns="http://www.w3.org/1998/Math/MathML" display="block">
  <semantics>
    <mrow>
      <mrow>
        <msub>
          <mi>a</mi>
          <mi mathvariant="italic">norm</mi>
        </msub>
        <mo stretchy="false">=</mo>
        <mn>63</mn>
      </mrow>
      <mspace width="2em"/>
      <mo stretchy="false">→</mo>
      <mspace width="2em"/>
      <mrow>
        <mrow>
          <mo fence="true" stretchy="true">|</mo>
          <mrow>
            <mi>m</mi>
          </mrow>
          <mo fence="true" stretchy="true">|</mo>
        </mrow>
        <mo stretchy="false">=</mo>
        <mrow>
          <mn>63</mn>
          <mo stretchy="false">⋅</mo>
          <msup>
            <mi>b</mi>
            <mi>p</mi>
          </msup>
        </mrow>
      </mrow>
    </mrow>
    <annotation encoding="StarMath 5.0">a_norm=63 ~ rightarrow ~ abs m = 63 cdot b^p</annotation>
  </semantics>
</math>
</file>

<file path=Object 15/content.xml><?xml version="1.0" encoding="utf-8"?>
<math xmlns="http://www.w3.org/1998/Math/MathML" display="block">
  <semantics>
    <mrow>
      <mrow>
        <mrow>
          <mo fence="true" stretchy="true">|</mo>
          <mrow>
            <mi>m</mi>
          </mrow>
          <mo fence="true" stretchy="true">|</mo>
        </mrow>
        <mo stretchy="false">=</mo>
        <mn>63</mn>
      </mrow>
      <msup>
        <mrow>
          <mo fence="true" stretchy="false">(</mo>
          <mrow>
            <mn>0.981212908</mn>
          </mrow>
          <mo fence="true" stretchy="false">)</mo>
        </mrow>
        <mi>p</mi>
      </msup>
      <mspace width="4em"/>
      <mi>,</mi>
      <mspace width="4em"/>
      <mrow>
        <mn>0</mn>
        <mo stretchy="false">≤</mo>
        <mi>p</mi>
        <mo stretchy="false">≤</mo>
        <mn>255</mn>
      </mrow>
    </mrow>
    <annotation encoding="StarMath 5.0">abs m = 63 ( 0.981212908 ) ^ p ~~,~~ 0 &lt;= p &lt;= 255</annotation>
  </semantics>
</math>
</file>

<file path=Object 16/content.xml><?xml version="1.0" encoding="utf-8"?>
<math xmlns="http://www.w3.org/1998/Math/MathML" display="block">
  <semantics>
    <mtable>
      <mtr>
        <mtd>
          <mrow>
            <mi mathvariant="italic">sen</mi>
            <mrow>
              <mrow>
                <mo fence="true" stretchy="false">(</mo>
                <mrow>
                  <msub>
                    <mi mathvariant="normal">α</mi>
                    <mi mathvariant="italic">min</mi>
                  </msub>
                </mrow>
                <mo fence="true" stretchy="false">)</mo>
              </mrow>
              <mo stretchy="false">=</mo>
              <mi mathvariant="italic">sen</mi>
            </mrow>
            <mrow>
              <mo fence="true" stretchy="true">(</mo>
              <mrow>
                <mrow>
                  <mfrac>
                    <mrow>
                      <mn>0</mn>
                      <mo stretchy="false">+</mo>
                      <mn>0.5</mn>
                    </mrow>
                    <mn>256</mn>
                  </mfrac>
                  <mrow>
                    <mo fence="true" stretchy="false">(</mo>
                    <mrow>
                      <mrow>
                        <mn>2</mn>
                        <mi mathvariant="normal">π</mi>
                      </mrow>
                    </mrow>
                    <mo fence="true" stretchy="false">)</mo>
                  </mrow>
                </mrow>
              </mrow>
              <mo fence="true" stretchy="true">)</mo>
            </mrow>
          </mrow>
        </mtd>
      </mtr>
      <mtr>
        <mtd>
          <mrow>
            <mi mathvariant="italic">sen</mi>
            <mrow>
              <mrow>
                <mo fence="true" stretchy="false">(</mo>
                <mrow>
                  <msub>
                    <mi mathvariant="normal">α</mi>
                    <mi mathvariant="italic">min</mi>
                  </msub>
                </mrow>
                <mo fence="true" stretchy="false">)</mo>
              </mrow>
              <mo stretchy="false">=</mo>
              <mn>0.0122715383</mn>
            </mrow>
          </mrow>
        </mtd>
      </mtr>
    </mtable>
    <annotation encoding="StarMath 5.0">sen (%alpha_min) = sen left ( {0 + 0.5} over 256 (2 %pi) right ) newline
sen (%alpha_min) = 0.0122715383</annotation>
  </semantics>
</math>
</file>

<file path=Object 17/content.xml><?xml version="1.0" encoding="utf-8"?>
<math xmlns="http://www.w3.org/1998/Math/MathML" display="block">
  <semantics>
    <mrow>
      <mn>63</mn>
      <mrow>
        <mrow>
          <mo fence="true" stretchy="false">(</mo>
          <mrow>
            <mn>0.0122715383</mn>
          </mrow>
          <mo fence="true" stretchy="false">)</mo>
        </mrow>
        <mo stretchy="false">=</mo>
        <mn>0.773106912</mn>
      </mrow>
      <mrow>
        <mspace width="2em"/>
        <mo stretchy="false">&gt;</mo>
        <mspace width="2em"/>
      </mrow>
      <mn>0.5</mn>
    </mrow>
    <annotation encoding="StarMath 5.0">63(0.0122715383) = 0.773106912 ~ &gt; ~ 0.5</annotation>
  </semantics>
</math>
</file>

<file path=Object 18/content.xml><?xml version="1.0" encoding="utf-8"?>
<math xmlns="http://www.w3.org/1998/Math/MathML" display="block">
  <semantics>
    <mrow>
      <msub>
        <mi>log</mi>
        <mi>b</mi>
      </msub>
      <mrow>
        <mrow>
          <mo fence="true" stretchy="true">|</mo>
          <mrow>
            <mrow>
              <mi mathvariant="italic">sen</mi>
              <msub>
                <mi mathvariant="normal">α</mi>
                <mi mathvariant="italic">min</mi>
              </msub>
            </mrow>
          </mrow>
          <mo fence="true" stretchy="true">|</mo>
        </mrow>
        <mo stretchy="false">=</mo>
        <mfrac>
          <mrow>
            <mi>log</mi>
            <mrow>
              <mo fence="true" stretchy="false">(</mo>
              <mrow>
                <mn>0.0122715383</mn>
              </mrow>
              <mo fence="true" stretchy="false">)</mo>
            </mrow>
          </mrow>
          <mrow>
            <mi>log</mi>
            <mrow>
              <mo fence="true" stretchy="false">(</mo>
              <mrow>
                <mn>0.981212908</mn>
              </mrow>
              <mo fence="true" stretchy="false">)</mo>
            </mrow>
          </mrow>
        </mfrac>
        <mo stretchy="false">=</mo>
        <mn>232.0213</mn>
        <mo stretchy="false">≈</mo>
        <mn>232</mn>
      </mrow>
    </mrow>
    <annotation encoding="StarMath 5.0">log_b abs { sen %alpha_min } = { log (0.0122715383) } over { log ( 0.981212908 ) }
= 232.0213 approx 232</annotation>
  </semantics>
</math>
</file>

<file path=Object 19/content.xml><?xml version="1.0" encoding="utf-8"?>
<math xmlns="http://www.w3.org/1998/Math/MathML" display="block">
  <semantics>
    <mtable>
      <mtr>
        <mtd>
          <mrow>
            <mrow>
              <mrow>
                <mi>x</mi>
                <mo stretchy="false">⋅</mo>
                <msub>
                  <mi>log</mi>
                  <mi>b</mi>
                </msub>
              </mrow>
              <mi>y</mi>
            </mrow>
            <mo stretchy="false">=</mo>
            <mfrac>
              <mrow>
                <msub>
                  <mi>log</mi>
                  <mi>b</mi>
                </msub>
                <mi>y</mi>
              </mrow>
              <mrow>
                <mn>1</mn>
                <mo stretchy="false">/</mo>
                <mi>x</mi>
              </mrow>
            </mfrac>
          </mrow>
        </mtd>
      </mtr>
      <mtr>
        <mtd>
          <mrow>
            <mrow>
              <mrow>
                <mrow>
                  <mi>x</mi>
                  <mo stretchy="false">⋅</mo>
                  <msub>
                    <mi>log</mi>
                    <mi>b</mi>
                  </msub>
                </mrow>
                <mi>y</mi>
              </mrow>
              <mo stretchy="false">=</mo>
              <mfrac>
                <mrow>
                  <msub>
                    <mi>log</mi>
                    <mi>b</mi>
                  </msub>
                  <mi>y</mi>
                </mrow>
                <mrow>
                  <msub>
                    <mi>log</mi>
                    <mi>b</mi>
                  </msub>
                  <msup>
                    <mi>b</mi>
                    <mrow>
                      <mn>1</mn>
                      <mo stretchy="false">/</mo>
                      <mi>x</mi>
                    </mrow>
                  </msup>
                </mrow>
              </mfrac>
            </mrow>
            <mspace width="4em"/>
            <mo stretchy="false">←</mo>
            <mspace width="4em"/>
            <msub>
              <mi>log</mi>
              <mi>b</mi>
            </msub>
            <mrow>
              <msup>
                <mi>b</mi>
                <mi>x</mi>
              </msup>
              <mo stretchy="false">=</mo>
              <mi>x</mi>
            </mrow>
          </mrow>
        </mtd>
      </mtr>
      <mtr>
        <mtd>
          <mrow>
            <mrow>
              <mrow>
                <mi>x</mi>
                <mo stretchy="false">⋅</mo>
                <msub>
                  <mi>log</mi>
                  <mi>b</mi>
                </msub>
              </mrow>
              <mi>y</mi>
            </mrow>
            <mo stretchy="false">=</mo>
            <mfrac>
              <mrow>
                <msub>
                  <mi>log</mi>
                  <mi>b</mi>
                </msub>
                <mi>y</mi>
              </mrow>
              <mrow>
                <msub>
                  <mi>log</mi>
                  <mi>b</mi>
                </msub>
                <mroot>
                  <mi>b</mi>
                  <mi>x</mi>
                </mroot>
              </mrow>
            </mfrac>
          </mrow>
        </mtd>
      </mtr>
      <mtr>
        <mtd>
          <mrow>
            <mrow>
              <mrow>
                <mrow>
                  <mi>x</mi>
                  <mo stretchy="false">⋅</mo>
                  <msub>
                    <mi>log</mi>
                    <mi>b</mi>
                  </msub>
                </mrow>
                <mi>y</mi>
              </mrow>
              <mo stretchy="false">=</mo>
              <msub>
                <mi>log</mi>
                <mroot>
                  <mi>b</mi>
                  <mi>x</mi>
                </mroot>
              </msub>
            </mrow>
            <mi>y</mi>
          </mrow>
        </mtd>
      </mtr>
    </mtable>
    <annotation encoding="StarMath 5.0">{alignl x cdot log_b y} = { log_b y } over { 1 slash x } newline
{alignl x cdot log_b y} = { log_b y } over { log_b b^{ 1 slash x } }
~~ leftarrow ~~ log_b b^x = x newline
{alignl x cdot log_b y} = { alignc log_b y } over { log_b nroot {x} {b} } newline
{alignl x cdot log_b y} = log_{ nroot {x} {b} } y</annotation>
  </semantics>
</math>
</file>

<file path=Object 2/content.xml><?xml version="1.0" encoding="utf-8"?>
<math xmlns="http://www.w3.org/1998/Math/MathML" display="block">
  <semantics>
    <mrow>
      <mi>V</mi>
      <mrow>
        <mrow>
          <mo fence="true" stretchy="false">(</mo>
          <mrow>
            <mi>t</mi>
          </mrow>
          <mo fence="true" stretchy="false">)</mo>
        </mrow>
        <mo stretchy="false">=</mo>
        <mrow>
          <mi>A</mi>
          <mo stretchy="false">⋅</mo>
          <mi mathvariant="italic">Sen</mi>
        </mrow>
      </mrow>
      <mrow>
        <mo fence="true" stretchy="false">(</mo>
        <mrow>
          <mrow>
            <mi mathvariant="normal">ω</mi>
            <mi>t</mi>
          </mrow>
        </mrow>
        <mo fence="true" stretchy="false">)</mo>
      </mrow>
    </mrow>
    <annotation encoding="StarMath 5.0">V(t)=A cdot Sen(%omega t)</annotation>
  </semantics>
</math>
</file>

<file path=Object 20/content.xml><?xml version="1.0" encoding="utf-8"?>
<math xmlns="http://www.w3.org/1998/Math/MathML" display="block">
  <semantics>
    <mrow>
      <msub>
        <mi>log</mi>
        <mi>b</mi>
      </msub>
      <mrow>
        <mrow>
          <mo fence="true" stretchy="true">|</mo>
          <mrow>
            <mrow>
              <mi mathvariant="italic">sen</mi>
              <mi mathvariant="normal">α</mi>
            </mrow>
          </mrow>
          <mo fence="true" stretchy="true">|</mo>
        </mrow>
        <mo stretchy="false">=</mo>
        <mfrac>
          <mrow>
            <mi>log</mi>
            <mrow>
              <mo fence="true" stretchy="true">|</mo>
              <mrow>
                <mrow>
                  <mi mathvariant="italic">sen</mi>
                  <mrow>
                    <mo fence="true" stretchy="true">(</mo>
                    <mrow>
                      <mrow>
                        <mfrac>
                          <mrow>
                            <mn>0.5</mn>
                            <mo stretchy="false">+</mo>
                            <mi>n</mi>
                          </mrow>
                          <mn>256</mn>
                        </mfrac>
                        <mrow>
                          <mo fence="true" stretchy="false">(</mo>
                          <mrow>
                            <mrow>
                              <mn>2</mn>
                              <mi mathvariant="normal">π</mi>
                            </mrow>
                          </mrow>
                          <mo fence="true" stretchy="false">)</mo>
                        </mrow>
                      </mrow>
                    </mrow>
                    <mo fence="true" stretchy="true">)</mo>
                  </mrow>
                </mrow>
              </mrow>
              <mo fence="true" stretchy="true">|</mo>
            </mrow>
          </mrow>
          <mrow>
            <mi>log</mi>
            <mrow>
              <mo fence="true" stretchy="false">(</mo>
              <mrow>
                <mn>0.981212908</mn>
              </mrow>
              <mo fence="true" stretchy="false">)</mo>
            </mrow>
          </mrow>
        </mfrac>
      </mrow>
      <mspace width="4em"/>
      <mi>,</mi>
      <mspace width="4em"/>
      <mrow>
        <mn>0</mn>
        <mo stretchy="false">≤</mo>
        <mi>n</mi>
        <mo stretchy="false">≤</mo>
        <mn>255</mn>
      </mrow>
    </mrow>
    <annotation encoding="StarMath 5.0">log_b abs { sen %alpha } =
{ log abs { sen left ( { 0.5 + n } over 256 (2 %pi) right ) } } over
{ log (0.981212908) }
~~,~~ 0 &lt;= n &lt;= 255</annotation>
  </semantics>
</math>
</file>

<file path=Object 3/content.xml><?xml version="1.0" encoding="utf-8"?>
<math xmlns="http://www.w3.org/1998/Math/MathML" display="block">
  <semantics>
    <mrow>
      <mrow>
        <mi>m</mi>
        <mo stretchy="false">=</mo>
        <mrow>
          <mi>a</mi>
          <mo stretchy="false">⋅</mo>
          <mi mathvariant="italic">sen</mi>
        </mrow>
      </mrow>
      <mi mathvariant="normal">α</mi>
    </mrow>
    <annotation encoding="StarMath 5.0">m = a cdot sen %alpha</annotation>
  </semantics>
</math>
</file>

<file path=Object 4/content.xml><?xml version="1.0" encoding="utf-8"?>
<math xmlns="http://www.w3.org/1998/Math/MathML" display="block">
  <semantics>
    <mrow>
      <mrow>
        <mi mathvariant="normal">α</mi>
        <mo stretchy="false">=</mo>
        <mfrac>
          <mi>n</mi>
          <mn>256</mn>
        </mfrac>
      </mrow>
      <mrow>
        <mo fence="true" stretchy="false">(</mo>
        <mrow>
          <mrow>
            <mn>2</mn>
            <mi mathvariant="normal">π</mi>
          </mrow>
        </mrow>
        <mo fence="true" stretchy="false">)</mo>
      </mrow>
      <mi>,</mi>
      <mspace width="2em"/>
      <mrow>
        <mn>0</mn>
        <mo stretchy="false">≤</mo>
        <mi>n</mi>
        <mo stretchy="false">≤</mo>
        <mn>255</mn>
      </mrow>
    </mrow>
    <annotation encoding="StarMath 5.0">%alpha = n over 256 ( 2 %pi), ~ 0&lt;=n&lt;=255</annotation>
  </semantics>
</math>
</file>

<file path=Object 5/content.xml><?xml version="1.0" encoding="utf-8"?>
<math xmlns="http://www.w3.org/1998/Math/MathML" display="block">
  <semantics>
    <mrow>
      <mrow>
        <mi>x</mi>
        <mo stretchy="false">=</mo>
        <msup>
          <mi>b</mi>
          <mrow>
            <msub>
              <mi>log</mi>
              <mi>b</mi>
            </msub>
            <mrow>
              <mo fence="true" stretchy="false">(</mo>
              <mrow>
                <mi>x</mi>
              </mrow>
              <mo fence="true" stretchy="false">)</mo>
            </mrow>
          </mrow>
        </msup>
      </mrow>
      <mi>,</mi>
      <mspace width="8em"/>
      <msub>
        <mi>log</mi>
        <mi>b</mi>
      </msub>
      <mrow>
        <mrow>
          <mo fence="true" stretchy="false">(</mo>
          <mrow>
            <mrow>
              <mi>x</mi>
              <mo stretchy="false">⋅</mo>
              <mi>y</mi>
            </mrow>
          </mrow>
          <mo fence="true" stretchy="false">)</mo>
        </mrow>
        <mo stretchy="false">=</mo>
        <msub>
          <mi>log</mi>
          <mi>b</mi>
        </msub>
      </mrow>
      <mrow>
        <mrow>
          <mo fence="true" stretchy="false">(</mo>
          <mrow>
            <mi>x</mi>
          </mrow>
          <mo fence="true" stretchy="false">)</mo>
        </mrow>
        <mo stretchy="false">+</mo>
        <msub>
          <mi>log</mi>
          <mi>b</mi>
        </msub>
      </mrow>
      <mrow>
        <mo fence="true" stretchy="false">(</mo>
        <mrow>
          <mi>y</mi>
        </mrow>
        <mo fence="true" stretchy="false">)</mo>
      </mrow>
    </mrow>
    <annotation encoding="StarMath 5.0">x = b^{log_b(x)}, ~~~~ log_b(x cdot y) = log_b(x) + log_b(y)</annotation>
  </semantics>
</math>
</file>

<file path=Object 6/content.xml><?xml version="1.0" encoding="utf-8"?>
<math xmlns="http://www.w3.org/1998/Math/MathML" display="block">
  <semantics>
    <mtable>
      <mtr>
        <mtd>
          <mrow>
            <mrow>
              <mi>m</mi>
              <mo stretchy="false">=</mo>
              <mrow>
                <mi>a</mi>
                <mo stretchy="false">⋅</mo>
                <mi mathvariant="italic">sen</mi>
              </mrow>
            </mrow>
            <mi mathvariant="normal">α</mi>
          </mrow>
        </mtd>
      </mtr>
      <mtr>
        <mtd>
          <mrow>
            <msub>
              <mi>log</mi>
              <mi>b</mi>
            </msub>
            <mrow>
              <mrow>
                <mo fence="true" stretchy="false">(</mo>
                <mrow>
                  <mi>m</mi>
                </mrow>
                <mo fence="true" stretchy="false">)</mo>
              </mrow>
              <mo stretchy="false">=</mo>
              <msub>
                <mi>log</mi>
                <mi>b</mi>
              </msub>
            </mrow>
            <mrow>
              <mo fence="true" stretchy="false">(</mo>
              <mrow>
                <mrow>
                  <mrow>
                    <mi>a</mi>
                    <mo stretchy="false">⋅</mo>
                    <mi mathvariant="italic">sen</mi>
                  </mrow>
                  <mi mathvariant="normal">α</mi>
                </mrow>
              </mrow>
              <mo fence="true" stretchy="false">)</mo>
            </mrow>
          </mrow>
        </mtd>
      </mtr>
      <mtr>
        <mtd>
          <mrow>
            <msub>
              <mi>log</mi>
              <mi>b</mi>
            </msub>
            <mrow>
              <mrow>
                <mo fence="true" stretchy="false">(</mo>
                <mrow>
                  <mi>m</mi>
                </mrow>
                <mo fence="true" stretchy="false">)</mo>
              </mrow>
              <mo stretchy="false">=</mo>
              <msub>
                <mi>log</mi>
                <mi>b</mi>
              </msub>
            </mrow>
            <mrow>
              <mrow>
                <mo fence="true" stretchy="false">(</mo>
                <mrow>
                  <mi>a</mi>
                </mrow>
                <mo fence="true" stretchy="false">)</mo>
              </mrow>
              <mo stretchy="false">+</mo>
              <msub>
                <mi>log</mi>
                <mi>b</mi>
              </msub>
            </mrow>
            <mrow>
              <mo fence="true" stretchy="false">(</mo>
              <mrow>
                <mrow>
                  <mi mathvariant="italic">sen</mi>
                  <mi mathvariant="normal">α</mi>
                </mrow>
              </mrow>
              <mo fence="true" stretchy="false">)</mo>
            </mrow>
          </mrow>
        </mtd>
      </mtr>
    </mtable>
    <annotation encoding="StarMath 5.0">m=a cdot sen %alpha newline
log_b(m) = log_b(a cdot sen %alpha) newline
log_b(m) = log_b(a)+log_b(sen %alpha)
</annotation>
  </semantics>
</math>
</file>

<file path=Object 7/content.xml><?xml version="1.0" encoding="utf-8"?>
<math xmlns="http://www.w3.org/1998/Math/MathML" display="block">
  <semantics>
    <mtable>
      <mtr>
        <mtd columnalign="right">
          <mrow>
            <mo fence="true" stretchy="true">|</mo>
            <mrow>
              <mi>m</mi>
            </mrow>
            <mo fence="true" stretchy="true">|</mo>
          </mrow>
        </mtd>
        <mtd>
          <mrow>
            <mrow/>
            <mo stretchy="false">=</mo>
            <mrow/>
          </mrow>
        </mtd>
        <mtd columnalign="left">
          <mrow>
            <mi>a</mi>
            <mo stretchy="false">⋅</mo>
            <mrow>
              <mo fence="true" stretchy="true">|</mo>
              <mrow>
                <mrow>
                  <mi mathvariant="italic">sen</mi>
                  <mi mathvariant="normal">α</mi>
                </mrow>
              </mrow>
              <mo fence="true" stretchy="true">|</mo>
            </mrow>
          </mrow>
        </mtd>
      </mtr>
      <mtr>
        <mtd columnalign="right">
          <mrow>
            <msub>
              <mi>log</mi>
              <mi>b</mi>
            </msub>
            <mrow>
              <mo fence="true" stretchy="true">|</mo>
              <mrow>
                <mi>m</mi>
              </mrow>
              <mo fence="true" stretchy="true">|</mo>
            </mrow>
          </mrow>
        </mtd>
        <mtd>
          <mrow>
            <mrow/>
            <mo stretchy="false">=</mo>
            <mrow/>
          </mrow>
        </mtd>
        <mtd columnalign="left">
          <mrow>
            <msub>
              <mi>log</mi>
              <mi>b</mi>
            </msub>
            <mrow>
              <mo fence="true" stretchy="false">(</mo>
              <mrow>
                <mrow>
                  <mi>a</mi>
                  <mo stretchy="false">⋅</mo>
                  <mrow>
                    <mo fence="true" stretchy="true">|</mo>
                    <mrow>
                      <mrow>
                        <mi mathvariant="italic">sen</mi>
                        <mi mathvariant="normal">α</mi>
                      </mrow>
                    </mrow>
                    <mo fence="true" stretchy="true">|</mo>
                  </mrow>
                </mrow>
              </mrow>
              <mo fence="true" stretchy="false">)</mo>
            </mrow>
          </mrow>
        </mtd>
      </mtr>
      <mtr>
        <mtd columnalign="right">
          <mrow>
            <msub>
              <mi>log</mi>
              <mi>b</mi>
            </msub>
            <mrow>
              <mo fence="true" stretchy="true">|</mo>
              <mrow>
                <mi>m</mi>
              </mrow>
              <mo fence="true" stretchy="true">|</mo>
            </mrow>
          </mrow>
        </mtd>
        <mtd>
          <mrow>
            <mrow/>
            <mo stretchy="false">=</mo>
            <mrow/>
          </mrow>
        </mtd>
        <mtd columnalign="left">
          <mrow>
            <msub>
              <mi>log</mi>
              <mi>b</mi>
            </msub>
            <mrow>
              <mi>a</mi>
              <mo stretchy="false">+</mo>
              <msub>
                <mi>log</mi>
                <mi>b</mi>
              </msub>
            </mrow>
            <mrow>
              <mo fence="true" stretchy="true">|</mo>
              <mrow>
                <mrow>
                  <mi mathvariant="italic">sen</mi>
                  <mi mathvariant="normal">α</mi>
                </mrow>
              </mrow>
              <mo fence="true" stretchy="true">|</mo>
            </mrow>
          </mrow>
        </mtd>
      </mtr>
      <mtr>
        <mtd columnalign="right">
          <msup>
            <mi>b</mi>
            <mrow>
              <msub>
                <mi>log</mi>
                <mi>b</mi>
              </msub>
              <mrow>
                <mo fence="true" stretchy="true">|</mo>
                <mrow>
                  <mi>m</mi>
                </mrow>
                <mo fence="true" stretchy="true">|</mo>
              </mrow>
            </mrow>
          </msup>
        </mtd>
        <mtd>
          <mrow>
            <mrow/>
            <mo stretchy="false">=</mo>
            <mrow/>
          </mrow>
        </mtd>
        <mtd columnalign="left">
          <msup>
            <mi>b</mi>
            <mrow>
              <msub>
                <mi>log</mi>
                <mi>b</mi>
              </msub>
              <mrow>
                <mi>a</mi>
                <mo stretchy="false">+</mo>
                <msub>
                  <mi>log</mi>
                  <mi>b</mi>
                </msub>
              </mrow>
              <mrow>
                <mo fence="true" stretchy="true">|</mo>
                <mrow>
                  <mrow>
                    <mi mathvariant="italic">sen</mi>
                    <mi mathvariant="normal">α</mi>
                  </mrow>
                </mrow>
                <mo fence="true" stretchy="true">|</mo>
              </mrow>
            </mrow>
          </msup>
        </mtd>
      </mtr>
      <mtr>
        <mtd columnalign="right">
          <mrow>
            <mo fence="true" stretchy="true">|</mo>
            <mrow>
              <mi>m</mi>
            </mrow>
            <mo fence="true" stretchy="true">|</mo>
          </mrow>
        </mtd>
        <mtd>
          <mrow>
            <mrow/>
            <mo stretchy="false">=</mo>
            <mrow/>
          </mrow>
        </mtd>
        <mtd columnalign="left">
          <msup>
            <mi>b</mi>
            <mrow>
              <msub>
                <mi>log</mi>
                <mi>b</mi>
              </msub>
              <mrow>
                <mi>a</mi>
                <mo stretchy="false">+</mo>
                <msub>
                  <mi>log</mi>
                  <mi>b</mi>
                </msub>
              </mrow>
              <mrow>
                <mo fence="true" stretchy="true">|</mo>
                <mrow>
                  <mrow>
                    <mi mathvariant="italic">sen</mi>
                    <mi mathvariant="normal">α</mi>
                  </mrow>
                </mrow>
                <mo fence="true" stretchy="true">|</mo>
              </mrow>
            </mrow>
          </msup>
        </mtd>
      </mtr>
    </mtable>
    <annotation encoding="StarMath 5.0">matrix {
  alignr abs m # {}={} # alignl a cdot abs{sen %alpha} ##
  alignr log_b abs m # {}={} # alignl log_b(a cdot abs{sen %alpha}) ##
  alignr log_b abs m # {}={} # alignl log_b a + log_b abs{sen %alpha} ##
  alignr b^{log_b abs m} # {}={} # alignl b^{log_b a + log_b abs{sen %alpha}} ##
  alignr abs m # {}={} # alignl b^{log_b a + log_b abs{sen %alpha}}
}</annotation>
  </semantics>
</math>
</file>

<file path=Object 8/content.xml><?xml version="1.0" encoding="utf-8"?>
<math xmlns="http://www.w3.org/1998/Math/MathML" display="block">
  <semantics>
    <mrow>
      <mrow>
        <mi mathvariant="normal">α</mi>
        <mo stretchy="false">=</mo>
        <mfrac>
          <mrow>
            <mi>n</mi>
            <mo stretchy="false">+</mo>
            <mn>0.5</mn>
          </mrow>
          <mn>256</mn>
        </mfrac>
      </mrow>
      <mrow>
        <mo fence="true" stretchy="false">(</mo>
        <mrow>
          <mrow>
            <mn>2</mn>
            <mi mathvariant="normal">π</mi>
          </mrow>
        </mrow>
        <mo fence="true" stretchy="false">)</mo>
      </mrow>
      <mi>,</mi>
      <mspace width="2em"/>
      <mrow>
        <mn>0</mn>
        <mo stretchy="false">≤</mo>
        <mi>n</mi>
        <mo stretchy="false">≤</mo>
        <mn>255</mn>
      </mrow>
    </mrow>
    <annotation encoding="StarMath 5.0">%alpha = {n + 0.5} over 256 (2 %pi), ~ 0&lt;=n&lt;=255</annotation>
  </semantics>
</math>
</file>

<file path=Object 9/content.xml><?xml version="1.0" encoding="utf-8"?>
<math xmlns="http://www.w3.org/1998/Math/MathML" display="block">
  <semantics>
    <mrow>
      <mrow>
        <mrow>
          <mo fence="true" stretchy="true">|</mo>
          <mrow>
            <mi>m</mi>
          </mrow>
          <mo fence="true" stretchy="true">|</mo>
        </mrow>
        <mo stretchy="false">=</mo>
        <msup>
          <mi>b</mi>
          <mrow>
            <mo stretchy="false">−</mo>
            <mi>p</mi>
          </mrow>
        </msup>
      </mrow>
      <mspace width="2em"/>
      <mo stretchy="false">→</mo>
      <mspace width="2em"/>
      <mrow>
        <mrow>
          <mo fence="true" stretchy="true">|</mo>
          <mrow>
            <mi>m</mi>
          </mrow>
          <mo fence="true" stretchy="true">|</mo>
        </mrow>
        <mo stretchy="false">=</mo>
        <mfrac>
          <mn>1</mn>
          <msup>
            <mi>b</mi>
            <mi>p</mi>
          </msup>
        </mfrac>
      </mrow>
      <mspace width="2em"/>
      <mo stretchy="false">→</mo>
      <mspace width="2em"/>
      <mrow>
        <mrow>
          <mo fence="true" stretchy="true">|</mo>
          <mrow>
            <mi>m</mi>
          </mrow>
          <mo fence="true" stretchy="true">|</mo>
        </mrow>
        <mo stretchy="false">=</mo>
        <msup>
          <mrow>
            <mo fence="true" stretchy="true">(</mo>
            <mrow>
              <mfrac>
                <mn>1</mn>
                <mi>b</mi>
              </mfrac>
            </mrow>
            <mo fence="true" stretchy="true">)</mo>
          </mrow>
          <mi>p</mi>
        </msup>
      </mrow>
    </mrow>
    <annotation encoding="StarMath 5.0">abs m = b^-p ~ rightarrow ~ abs m = 1 over b^p ~ rightarrow ~
abs m = left ( 1 over b right ) ^ p
</annotation>
  </semantics>
</math>
</file>